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FAO-Grec Unicode" svg:font-family="'IFAO-Grec Unicode'" style:font-adornments="Regular" style:font-pitch="variable"/>
    <style:font-face style:name="Liberation Serif1" svg:font-family="'Liberation Serif'" style:font-pitch="variable"/>
    <style:font-face style:name="Times2" svg:font-family="Times" style:font-pitch="variable"/>
    <style:font-face style:name="Times1" svg:font-family="Times" style:font-adornments="Bold" style:font-pitch="variable"/>
    <style:font-face style:name="Times" svg:font-family="Time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blHeader">
      <style:paragraph-properties fo:text-align="start" style:justify-single-word="false">
        <style:tab-stops>
          <style:tab-stop style:position="0.099cm"/>
          <style:tab-stop style:position="2.898cm" style:type="right"/>
          <style:tab-stop style:position="11.7cm" style:type="right"/>
        </style:tab-stops>
      </style:paragraph-properties>
      <style:text-properties officeooo:paragraph-rsid="0125962e"/>
    </style:style>
    <style:style style:name="P2" style:family="paragraph" style:parent-style-name="blHeader">
      <style:paragraph-properties fo:text-align="start" style:justify-single-word="false">
        <style:tab-stops>
          <style:tab-stop style:position="0.099cm"/>
          <style:tab-stop style:position="2.898cm" style:type="right"/>
          <style:tab-stop style:position="11.7cm" style:type="right"/>
        </style:tab-stops>
      </style:paragraph-properties>
      <style:text-properties officeooo:paragraph-rsid="0122dd3f"/>
    </style:style>
    <style:style style:name="P3" style:family="paragraph" style:parent-style-name="blHeader">
      <style:paragraph-properties fo:text-align="start" style:justify-single-word="false">
        <style:tab-stops>
          <style:tab-stop style:position="1.423cm"/>
          <style:tab-stop style:position="3.928cm" style:type="right"/>
          <style:tab-stop style:position="11.7cm" style:type="right"/>
        </style:tab-stops>
      </style:paragraph-properties>
      <style:text-properties officeooo:paragraph-rsid="0125962e"/>
    </style:style>
    <style:style style:name="P4" style:family="paragraph" style:parent-style-name="blHeader">
      <style:paragraph-properties fo:text-align="start" style:justify-single-word="false">
        <style:tab-stops>
          <style:tab-stop style:position="1.423cm"/>
          <style:tab-stop style:position="3.928cm" style:type="right"/>
          <style:tab-stop style:position="11.7cm" style:type="right"/>
        </style:tab-stops>
      </style:paragraph-properties>
      <style:text-properties officeooo:paragraph-rsid="0122dd3f"/>
    </style:style>
    <style:style style:name="P5" style:family="paragraph" style:parent-style-name="blFooter">
      <style:paragraph-properties fo:text-align="center" style:justify-single-word="false"/>
    </style:style>
    <style:style style:name="P6" style:family="paragraph" style:parent-style-name="blIndexPage">
      <style:paragraph-properties>
        <style:tab-stops>
          <style:tab-stop style:position="5.544cm" style:type="right"/>
          <style:tab-stop style:position="11.998cm" style:type="right"/>
        </style:tab-stops>
      </style:paragraph-properties>
    </style:style>
    <style:style style:name="P7" style:family="paragraph" style:parent-style-name="blIndexPage">
      <style:paragraph-properties>
        <style:tab-stops>
          <style:tab-stop style:position="5.544cm" style:type="right"/>
          <style:tab-stop style:position="11.998cm" style:type="right"/>
        </style:tab-stops>
      </style:paragraph-properties>
      <style:text-properties officeooo:paragraph-rsid="01b047ea"/>
    </style:style>
    <style:style style:name="P8" style:family="paragraph" style:parent-style-name="blHeaderIndexRight">
      <style:text-properties officeooo:paragraph-rsid="01b25a35"/>
    </style:style>
    <style:style style:name="P9" style:family="paragraph" style:parent-style-name="Text_20_body">
      <style:paragraph-properties fo:text-align="end" style:justify-single-word="false"/>
      <style:text-properties officeooo:rsid="014c276f" officeooo:paragraph-rsid="010430f7"/>
    </style:style>
    <style:style style:name="P10" style:family="paragraph" style:parent-style-name="blFooter">
      <style:paragraph-properties fo:text-align="center" style:justify-single-word="false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style:font-name="Times2"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1aff0ee"/>
    </style:style>
    <style:style style:name="T2" style:family="text">
      <style:text-properties style:font-name="Times2" fo:font-size="10pt" fo:font-weight="bold" style:font-size-asian="10pt" style:font-weight-asian="bold" style:font-size-complex="10pt" style:font-weight-complex="bold"/>
    </style:style>
    <style:style style:name="T3" style:family="text">
      <style:text-properties style:text-position="33% 58%" style:font-name="Times2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svg:stroke-color="#000000" draw:fill="none" draw:fill-color="#ffffff" fo:min-height="0.355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6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07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2" draw:z-index="0" draw:name="Shape1" draw:style-name="gr1" draw:text-style-name="P12" svg:width="11.69cm" svg:height="0.355cm" svg:x="2.311cm" svg:y="2.499cm">
        <draw:text-box>
          <text:p text:style-name="P11"><text:span text:style-name="T2">Allgemeines; P. Aberd.; P. Abinn.</text:span></text:p>
        </draw:text-box>
      </draw:frame>
      <draw:frame text:anchor-type="page" text:anchor-page-number="4" draw:z-index="1" draw:name="Shape1" draw:style-name="gr1" draw:text-style-name="P12" svg:width="11.69cm" svg:height="0.355cm" svg:x="2.311cm" svg:y="2.499cm">
        <draw:text-box>
          <text:p text:style-name="P11"><text:span text:style-name="T2">P. Amh. 2</text:span></text:p>
        </draw:text-box>
      </draw:frame>
      <draw:frame text:anchor-type="page" text:anchor-page-number="6" draw:z-index="2" draw:name="Shape1" draw:style-name="gr1" draw:text-style-name="P12" svg:width="11.69cm" svg:height="0.355cm" svg:x="2.311cm" svg:y="2.499cm">
        <draw:text-box>
          <text:p text:style-name="P11"><text:span text:style-name="T2">P. Ammon</text:span></text:p>
        </draw:text-box>
      </draw:frame>
      <draw:frame text:anchor-type="page" text:anchor-page-number="8" draw:z-index="3" draw:name="Shape1" draw:style-name="gr1" draw:text-style-name="P12" svg:width="11.69cm" svg:height="0.355cm" svg:x="2.311cm" svg:y="2.499cm">
        <draw:text-box>
          <text:p text:style-name="P11"><text:span text:style-name="T2">P. Antin. 1, 2, 3; P. Baden 2</text:span></text:p>
        </draw:text-box>
      </draw:frame>
      <draw:frame text:anchor-type="page" text:anchor-page-number="10" draw:z-index="4" draw:name="Shape1" draw:style-name="gr1" draw:text-style-name="P12" svg:width="11.69cm" svg:height="0.355cm" svg:x="2.311cm" svg:y="2.499cm">
        <draw:text-box>
          <text:p text:style-name="P11"><text:span text:style-name="T2">P. Bala’izah 2; P. Beatty Panop.</text:span></text:p>
        </draw:text-box>
      </draw:frame>
      <draw:frame text:anchor-type="page" text:anchor-page-number="12" draw:z-index="5" draw:name="Shape1" draw:style-name="gr1" draw:text-style-name="P12" svg:width="11.69cm" svg:height="0.355cm" svg:x="2.311cm" svg:y="2.499cm">
        <draw:text-box>
          <text:p text:style-name="P11"><text:span text:style-name="T2">B.G.U. 1</text:span></text:p>
        </draw:text-box>
      </draw:frame>
      <draw:frame text:anchor-type="page" text:anchor-page-number="14" draw:z-index="6" draw:name="Shape1" draw:style-name="gr1" draw:text-style-name="P12" svg:width="11.69cm" svg:height="0.355cm" svg:x="2.311cm" svg:y="2.499cm">
        <draw:text-box>
          <text:p text:style-name="P11"><text:span text:style-name="T2">B.G.U. 1</text:span></text:p>
        </draw:text-box>
      </draw:frame>
      <draw:frame text:anchor-type="page" text:anchor-page-number="16" draw:z-index="7" draw:name="Shape1" draw:style-name="gr1" draw:text-style-name="P12" svg:width="11.69cm" svg:height="0.355cm" svg:x="2.311cm" svg:y="2.499cm">
        <draw:text-box>
          <text:p text:style-name="P11"><text:span text:style-name="T2">B.G.U. 1</text:span></text:p>
        </draw:text-box>
      </draw:frame>
      <draw:frame text:anchor-type="page" text:anchor-page-number="18" draw:z-index="8" draw:name="Shape1" draw:style-name="gr1" draw:text-style-name="P12" svg:width="11.69cm" svg:height="0.355cm" svg:x="2.311cm" svg:y="2.499cm">
        <draw:text-box>
          <text:p text:style-name="P11"><text:span text:style-name="T2">B.G.U. 1</text:span></text:p>
        </draw:text-box>
      </draw:frame>
      <draw:frame text:anchor-type="page" text:anchor-page-number="20" draw:z-index="9" draw:name="Shape1" draw:style-name="gr1" draw:text-style-name="P12" svg:width="11.69cm" svg:height="0.355cm" svg:x="2.311cm" svg:y="2.499cm">
        <draw:text-box>
          <text:p text:style-name="P11"><text:span text:style-name="T2">B.G.U. 2</text:span></text:p>
        </draw:text-box>
      </draw:frame>
      <draw:frame text:anchor-type="page" text:anchor-page-number="22" draw:z-index="10" draw:name="Shape1" draw:style-name="gr1" draw:text-style-name="P12" svg:width="11.69cm" svg:height="0.355cm" svg:x="2.311cm" svg:y="2.499cm">
        <draw:text-box>
          <text:p text:style-name="P11"><text:span text:style-name="T2">B.G.U. 2</text:span></text:p>
        </draw:text-box>
      </draw:frame>
      <draw:frame text:anchor-type="page" text:anchor-page-number="24" draw:z-index="11" draw:name="Shape1" draw:style-name="gr1" draw:text-style-name="P12" svg:width="11.69cm" svg:height="0.355cm" svg:x="2.311cm" svg:y="2.499cm">
        <draw:text-box>
          <text:p text:style-name="P11"><text:span text:style-name="T2">B.G.U. 2</text:span></text:p>
        </draw:text-box>
      </draw:frame>
      <draw:frame text:anchor-type="page" text:anchor-page-number="26" draw:z-index="12" draw:name="Shape1" draw:style-name="gr1" draw:text-style-name="P12" svg:width="11.69cm" svg:height="0.355cm" svg:x="2.311cm" svg:y="2.499cm">
        <draw:text-box>
          <text:p text:style-name="P11"><text:span text:style-name="T2">B.G.U. 2, 3</text:span></text:p>
        </draw:text-box>
      </draw:frame>
      <draw:frame text:anchor-type="page" text:anchor-page-number="28" draw:z-index="13" draw:name="Shape1" draw:style-name="gr1" draw:text-style-name="P12" svg:width="11.69cm" svg:height="0.355cm" svg:x="2.311cm" svg:y="2.499cm">
        <draw:text-box>
          <text:p text:style-name="P11"><text:span text:style-name="T2">B.G.U. 3</text:span></text:p>
        </draw:text-box>
      </draw:frame>
      <draw:frame text:anchor-type="page" text:anchor-page-number="30" draw:z-index="14" draw:name="Shape1" draw:style-name="gr1" draw:text-style-name="P12" svg:width="11.69cm" svg:height="0.355cm" svg:x="2.311cm" svg:y="2.499cm">
        <draw:text-box>
          <text:p text:style-name="P11"><text:span text:style-name="T2">B.G.U. 4</text:span></text:p>
        </draw:text-box>
      </draw:frame>
      <draw:frame text:anchor-type="page" text:anchor-page-number="32" draw:z-index="15" draw:name="Shape1" draw:style-name="gr1" draw:text-style-name="P12" svg:width="11.69cm" svg:height="0.355cm" svg:x="2.311cm" svg:y="2.499cm">
        <draw:text-box>
          <text:p text:style-name="P11"><text:span text:style-name="T2">B.G.U. 6, 7, 8</text:span></text:p>
        </draw:text-box>
      </draw:frame>
      <draw:frame text:anchor-type="page" text:anchor-page-number="34" draw:z-index="16" draw:name="Shape1" draw:style-name="gr1" draw:text-style-name="P12" svg:width="11.69cm" svg:height="0.355cm" svg:x="2.311cm" svg:y="2.499cm">
        <draw:text-box>
          <text:p text:style-name="P11"><text:span text:style-name="T2">B.G.U. 8, 9, 10</text:span></text:p>
        </draw:text-box>
      </draw:frame>
      <draw:frame text:anchor-type="page" text:anchor-page-number="36" draw:z-index="17" draw:name="Shape1" draw:style-name="gr1" draw:text-style-name="P12" svg:width="11.69cm" svg:height="0.355cm" svg:x="2.311cm" svg:y="2.499cm">
        <draw:text-box>
          <text:p text:style-name="P11"><text:span text:style-name="T2">B.G.U. 12, 13</text:span></text:p>
        </draw:text-box>
      </draw:frame>
      <draw:frame text:anchor-type="page" text:anchor-page-number="38" draw:z-index="18" draw:name="Shape1" draw:style-name="gr1" draw:text-style-name="P12" svg:width="11.69cm" svg:height="0.355cm" svg:x="2.311cm" svg:y="2.499cm">
        <draw:text-box>
          <text:p text:style-name="P11"><text:span text:style-name="T2">B.G.U. 14, 15, 16</text:span></text:p>
        </draw:text-box>
      </draw:frame>
      <draw:frame text:anchor-type="page" text:anchor-page-number="40" draw:z-index="19" draw:name="Shape1" draw:style-name="gr1" draw:text-style-name="P12" svg:width="11.69cm" svg:height="0.355cm" svg:x="2.311cm" svg:y="2.499cm">
        <draw:text-box>
          <text:p text:style-name="P11"><text:span text:style-name="T2">B.G.U. 17</text:span></text:p>
        </draw:text-box>
      </draw:frame>
      <draw:frame text:anchor-type="page" text:anchor-page-number="42" draw:z-index="20" draw:name="Shape1" draw:style-name="gr1" draw:text-style-name="P12" svg:width="11.69cm" svg:height="0.355cm" svg:x="2.311cm" svg:y="2.499cm">
        <draw:text-box>
          <text:p text:style-name="P11"><text:span text:style-name="T2">B.G.U. 18</text:span></text:p>
        </draw:text-box>
      </draw:frame>
      <draw:frame text:anchor-type="page" text:anchor-page-number="44" draw:z-index="21" draw:name="Shape1" draw:style-name="gr1" draw:text-style-name="P12" svg:width="11.69cm" svg:height="0.355cm" svg:x="2.311cm" svg:y="2.499cm">
        <draw:text-box>
          <text:p text:style-name="P11"><text:span text:style-name="T2">B.G.U. 19</text:span></text:p>
        </draw:text-box>
      </draw:frame>
      <draw:frame text:anchor-type="page" text:anchor-page-number="46" draw:z-index="22" draw:name="Shape1" draw:style-name="gr1" draw:text-style-name="P12" svg:width="11.69cm" svg:height="0.355cm" svg:x="2.311cm" svg:y="2.499cm">
        <draw:text-box>
          <text:p text:style-name="P11"><text:span text:style-name="T2">P. Berl.Leihg. 2; P. Berl.Möller; P. Berl.Salmen.; P. Berl.Zilliacus; P. Bingen</text:span></text:p>
        </draw:text-box>
      </draw:frame>
      <draw:frame text:anchor-type="page" text:anchor-page-number="48" draw:z-index="23" draw:name="Shape1" draw:style-name="gr1" draw:text-style-name="P12" svg:width="11.69cm" svg:height="0.355cm" svg:x="2.311cm" svg:y="2.499cm">
        <draw:text-box>
          <text:p text:style-name="P11"><text:span text:style-name="T2">P. Bodl. 1; P. Bon.; P. Bouriant; P. Brem.</text:span></text:p>
        </draw:text-box>
      </draw:frame>
      <draw:frame text:anchor-type="page" text:anchor-page-number="50" draw:z-index="24" draw:name="Shape1" draw:style-name="gr1" draw:text-style-name="P12" svg:width="11.69cm" svg:height="0.355cm" svg:x="2.311cm" svg:y="2.499cm">
        <draw:text-box>
          <text:p text:style-name="P11"><text:span text:style-name="T2">P. Brooklyn; P. Bub. 2; P. Cairo Goodspeed; P. Cairo Masp. 1</text:span></text:p>
        </draw:text-box>
      </draw:frame>
      <draw:frame text:anchor-type="page" text:anchor-page-number="52" draw:z-index="25" draw:name="Shape1" draw:style-name="gr1" draw:text-style-name="P12" svg:width="11.69cm" svg:height="0.355cm" svg:x="2.311cm" svg:y="2.499cm">
        <draw:text-box>
          <text:p text:style-name="P11"><text:span text:style-name="T2">P. Cairo Masp. 1</text:span></text:p>
        </draw:text-box>
      </draw:frame>
      <draw:frame text:anchor-type="page" text:anchor-page-number="54" draw:z-index="26" draw:name="Shape1" draw:style-name="gr1" draw:text-style-name="P12" svg:width="11.69cm" svg:height="0.355cm" svg:x="2.311cm" svg:y="2.499cm">
        <draw:text-box>
          <text:p text:style-name="P11"><text:span text:style-name="T2">P. Cairo Masp. 1</text:span></text:p>
        </draw:text-box>
      </draw:frame>
      <draw:frame text:anchor-type="page" text:anchor-page-number="56" draw:z-index="27" draw:name="Shape1" draw:style-name="gr1" draw:text-style-name="P12" svg:width="11.69cm" svg:height="0.355cm" svg:x="2.311cm" svg:y="2.499cm">
        <draw:text-box>
          <text:p text:style-name="P11"><text:span text:style-name="T2">P. Cairo Masp. 2, 3</text:span></text:p>
        </draw:text-box>
      </draw:frame>
      <draw:frame text:anchor-type="page" text:anchor-page-number="58" draw:z-index="28" draw:name="Shape1" draw:style-name="gr1" draw:text-style-name="P12" svg:width="11.69cm" svg:height="0.355cm" svg:x="2.311cm" svg:y="2.499cm">
        <draw:text-box>
          <text:p text:style-name="P11"><text:span text:style-name="T2">P. Cairo Masp. 3; P. Cairo Preis.; P. Cairo Salem</text:span></text:p>
        </draw:text-box>
      </draw:frame>
      <draw:frame text:anchor-type="page" text:anchor-page-number="60" draw:z-index="29" draw:name="Shape1" draw:style-name="gr1" draw:text-style-name="P12" svg:width="11.69cm" svg:height="0.355cm" svg:x="2.311cm" svg:y="2.499cm">
        <draw:text-box>
          <text:p text:style-name="P11"><text:span text:style-name="T2">P. Cairo Zen. 2, 3</text:span></text:p>
        </draw:text-box>
      </draw:frame>
      <draw:frame text:anchor-type="page" text:anchor-page-number="62" draw:z-index="30" draw:name="Shape1" draw:style-name="gr1" draw:text-style-name="P12" svg:width="11.69cm" svg:height="0.355cm" svg:x="2.311cm" svg:y="2.499cm">
        <draw:text-box>
          <text:p text:style-name="P11"><text:span text:style-name="T2">Chartae Latinae 12; P. Coll.Youtie 1, 2; P. Colt Ness. 3</text:span></text:p>
        </draw:text-box>
      </draw:frame>
      <draw:frame text:anchor-type="page" text:anchor-page-number="64" draw:z-index="31" draw:name="Shape1" draw:style-name="gr1" draw:text-style-name="P12" svg:width="11.69cm" svg:height="0.355cm" svg:x="2.311cm" svg:y="2.499cm">
        <draw:text-box>
          <text:p text:style-name="P11"><text:span text:style-name="T2">P. Col. 5</text:span></text:p>
        </draw:text-box>
      </draw:frame>
      <draw:frame text:anchor-type="page" text:anchor-page-number="66" draw:z-index="32" draw:name="Shape1" draw:style-name="gr1" draw:text-style-name="P12" svg:width="11.69cm" svg:height="0.355cm" svg:x="2.311cm" svg:y="2.499cm">
        <draw:text-box>
          <text:p text:style-name="P11"><text:span text:style-name="T2">P. Col. 5</text:span></text:p>
        </draw:text-box>
      </draw:frame>
      <draw:frame text:anchor-type="page" text:anchor-page-number="68" draw:z-index="33" draw:name="Shape1" draw:style-name="gr1" draw:text-style-name="P12" svg:width="11.69cm" svg:height="0.355cm" svg:x="2.311cm" svg:y="2.499cm">
        <draw:text-box>
          <text:p text:style-name="P11"><text:span text:style-name="T2">P. Col. 5</text:span></text:p>
        </draw:text-box>
      </draw:frame>
      <draw:frame text:anchor-type="page" text:anchor-page-number="70" draw:z-index="34" draw:name="Shape1" draw:style-name="gr1" draw:text-style-name="P12" svg:width="11.69cm" svg:height="0.355cm" svg:x="2.311cm" svg:y="2.499cm">
        <draw:text-box>
          <text:p text:style-name="P11"><text:span text:style-name="T2">P. Col. 5, 6, 8</text:span></text:p>
        </draw:text-box>
      </draw:frame>
      <draw:frame text:anchor-type="page" text:anchor-page-number="72" draw:z-index="35" draw:name="Shape1" draw:style-name="gr1" draw:text-style-name="P12" svg:width="11.69cm" svg:height="0.355cm" svg:x="2.311cm" svg:y="2.499cm">
        <draw:text-box>
          <text:p text:style-name="P11"><text:span text:style-name="T2">C.E.M.L.; C.Ord.Ptol.; C.P.J. 2; C.P.R. 1</text:span></text:p>
        </draw:text-box>
      </draw:frame>
      <draw:frame text:anchor-type="page" text:anchor-page-number="74" draw:z-index="36" draw:name="Shape1" draw:style-name="gr1" draw:text-style-name="P12" svg:width="11.69cm" svg:height="0.355cm" svg:x="2.311cm" svg:y="2.499cm">
        <draw:text-box>
          <text:p text:style-name="P11"><text:span text:style-name="T2">C.P.R. 8, 9, 10</text:span></text:p>
        </draw:text-box>
      </draw:frame>
      <draw:frame text:anchor-type="page" text:anchor-page-number="76" draw:z-index="37" draw:name="Shape1" draw:style-name="gr1" draw:text-style-name="P12" svg:width="11.69cm" svg:height="0.355cm" svg:x="2.311cm" svg:y="2.499cm">
        <draw:text-box>
          <text:p text:style-name="P11"><text:span text:style-name="T2">C.P.R. 14, 15</text:span></text:p>
        </draw:text-box>
      </draw:frame>
      <draw:frame text:anchor-type="page" text:anchor-page-number="78" draw:z-index="38" draw:name="Shape1" draw:style-name="gr1" draw:text-style-name="P12" svg:width="11.69cm" svg:height="0.355cm" svg:x="2.311cm" svg:y="2.499cm">
        <draw:text-box>
          <text:p text:style-name="P11"><text:span text:style-name="T2">C.P.R. 19</text:span></text:p>
        </draw:text-box>
      </draw:frame>
      <draw:frame text:anchor-type="page" text:anchor-page-number="80" draw:z-index="39" draw:name="Shape1" draw:style-name="gr1" draw:text-style-name="P12" svg:width="11.69cm" svg:height="0.355cm" svg:x="2.311cm" svg:y="2.499cm">
        <draw:text-box>
          <text:p text:style-name="P11"><text:span text:style-name="T2">C.P.R. 19</text:span></text:p>
        </draw:text-box>
      </draw:frame>
      <draw:frame text:anchor-type="page" text:anchor-page-number="82" draw:z-index="40" draw:name="Shape1" draw:style-name="gr1" draw:text-style-name="P12" svg:width="11.69cm" svg:height="0.355cm" svg:x="2.311cm" svg:y="2.499cm">
        <draw:text-box>
          <text:p text:style-name="P11"><text:span text:style-name="T2">C.P.R. 19</text:span></text:p>
        </draw:text-box>
      </draw:frame>
      <draw:frame text:anchor-type="page" text:anchor-page-number="84" draw:z-index="41" draw:name="Shape1" draw:style-name="gr1" draw:text-style-name="P12" svg:width="11.69cm" svg:height="0.355cm" svg:x="2.311cm" svg:y="2.499cm">
        <draw:text-box>
          <text:p text:style-name="P11"><text:span text:style-name="T2">C.P.R. 19, 20</text:span></text:p>
        </draw:text-box>
      </draw:frame>
      <draw:frame text:anchor-type="page" text:anchor-page-number="86" draw:z-index="42" draw:name="Shape1" draw:style-name="gr1" draw:text-style-name="P12" svg:width="11.69cm" svg:height="0.355cm" svg:x="2.311cm" svg:y="2.499cm">
        <draw:text-box>
          <text:p text:style-name="P11"><text:span text:style-name="T2">C.P.R. 24; P. Count; P. Customs; P. Diog.; P. Diosk.; P. Dryton</text:span></text:p>
        </draw:text-box>
      </draw:frame>
      <draw:frame text:anchor-type="page" text:anchor-page-number="88" draw:z-index="43" draw:name="Shape1" draw:style-name="gr1" draw:text-style-name="P12" svg:width="11.69cm" svg:height="0.355cm" svg:x="2.311cm" svg:y="2.499cm">
        <draw:text-box>
          <text:p text:style-name="P11"><text:span text:style-name="T2">P. Eirene 2; P. Eleph.</text:span></text:p>
        </draw:text-box>
      </draw:frame>
      <draw:frame text:anchor-type="page" text:anchor-page-number="90" draw:z-index="44" draw:name="Shape1" draw:style-name="gr1" draw:text-style-name="P12" svg:width="11.69cm" svg:height="0.355cm" svg:x="2.311cm" svg:y="2.499cm">
        <draw:text-box>
          <text:p text:style-name="P11"><text:span text:style-name="T2">P. Enteuxeis; P. Erasm. 1; P. Erlangen</text:span></text:p>
        </draw:text-box>
      </draw:frame>
      <draw:frame text:anchor-type="page" text:anchor-page-number="92" draw:z-index="45" draw:name="Shape1" draw:style-name="gr1" draw:text-style-name="P12" svg:width="11.69cm" svg:height="0.355cm" svg:x="2.311cm" svg:y="2.499cm">
        <draw:text-box>
          <text:p text:style-name="P11"><text:span text:style-name="T2">P. Erlangen; P. Erl.Diosp.; P. Fay.</text:span></text:p>
        </draw:text-box>
      </draw:frame>
      <draw:frame text:anchor-type="page" text:anchor-page-number="94" draw:z-index="46" draw:name="Shape1" draw:style-name="gr1" draw:text-style-name="P12" svg:width="11.69cm" svg:height="0.355cm" svg:x="2.311cm" svg:y="2.499cm">
        <draw:text-box>
          <text:p text:style-name="P11"><text:span text:style-name="T2">P. Fay.; P. Flor. 1, 2</text:span></text:p>
        </draw:text-box>
      </draw:frame>
      <draw:frame text:anchor-type="page" text:anchor-page-number="96" draw:z-index="47" draw:name="Shape1" draw:style-name="gr1" draw:text-style-name="P12" svg:width="11.69cm" svg:height="0.355cm" svg:x="2.311cm" svg:y="2.499cm">
        <draw:text-box>
          <text:p text:style-name="P11"><text:span text:style-name="T2">P. Flor. 3</text:span></text:p>
        </draw:text-box>
      </draw:frame>
      <draw:frame text:anchor-type="page" text:anchor-page-number="98" draw:z-index="48" draw:name="Shape1" draw:style-name="gr1" draw:text-style-name="P12" svg:width="11.69cm" svg:height="0.355cm" svg:x="2.311cm" svg:y="2.499cm">
        <draw:text-box>
          <text:p text:style-name="P11"><text:span text:style-name="T2">P. Flor. 3; P. Fouad; P. Fouad Crawford; P. Frankf.</text:span></text:p>
        </draw:text-box>
      </draw:frame>
      <draw:frame text:anchor-type="page" text:anchor-page-number="100" draw:z-index="49" draw:name="Shape1" draw:style-name="gr1" draw:text-style-name="P12" svg:width="11.69cm" svg:height="0.355cm" svg:x="2.311cm" svg:y="2.499cm">
        <draw:text-box>
          <text:p text:style-name="P11"><text:span text:style-name="T2">P. Genf 2, 4; P. Giss.</text:span></text:p>
        </draw:text-box>
      </draw:frame>
      <draw:frame text:anchor-type="page" text:anchor-page-number="102" draw:z-index="50" draw:name="Shape1" draw:style-name="gr1" draw:text-style-name="P12" svg:width="11.69cm" svg:height="0.355cm" svg:x="2.311cm" svg:y="2.499cm">
        <draw:text-box>
          <text:p text:style-name="P11"><text:span text:style-name="T2">P. Giss.Apoll.; P. Got.</text:span></text:p>
        </draw:text-box>
      </draw:frame>
      <draw:frame text:anchor-type="page" text:anchor-page-number="104" draw:z-index="51" draw:name="Shape1" draw:style-name="gr1" draw:text-style-name="P12" svg:width="11.69cm" svg:height="0.355cm" svg:x="2.311cm" svg:y="2.499cm">
        <draw:text-box>
          <text:p text:style-name="P11"><text:span text:style-name="T2">P. Grenf. 2; P. Gron.; P. Hal.; P. Hamb. 1</text:span></text:p>
        </draw:text-box>
      </draw:frame>
      <draw:frame text:anchor-type="page" text:anchor-page-number="106" draw:z-index="52" draw:name="Shape1" draw:style-name="gr1" draw:text-style-name="P12" svg:width="11.69cm" svg:height="0.355cm" svg:x="2.311cm" svg:y="2.499cm">
        <draw:text-box>
          <text:p text:style-name="P11"><text:span text:style-name="T2">P. Harrauer; P. Harr. 1</text:span></text:p>
        </draw:text-box>
      </draw:frame>
      <draw:frame text:anchor-type="page" text:anchor-page-number="108" draw:z-index="53" draw:name="Shape1" draw:style-name="gr1" draw:text-style-name="P12" svg:width="11.69cm" svg:height="0.355cm" svg:x="2.311cm" svg:y="2.499cm">
        <draw:text-box>
          <text:p text:style-name="P11"><text:span text:style-name="T2">P. Haun. 2, 3; P. Heid. 4, 5</text:span></text:p>
        </draw:text-box>
      </draw:frame>
      <draw:frame text:anchor-type="page" text:anchor-page-number="110" draw:z-index="54" draw:name="Shape1" draw:style-name="gr1" draw:text-style-name="P12" svg:width="11.69cm" svg:height="0.355cm" svg:x="2.311cm" svg:y="2.499cm">
        <draw:text-box>
          <text:p text:style-name="P11"><text:span text:style-name="T2">P. Heid. 6, 7; P. Hels. 1</text:span></text:p>
        </draw:text-box>
      </draw:frame>
      <draw:frame text:anchor-type="page" text:anchor-page-number="112" draw:z-index="55" draw:name="Shape1" draw:style-name="gr1" draw:text-style-name="P12" svg:width="11.69cm" svg:height="0.355cm" svg:x="2.311cm" svg:y="2.499cm">
        <draw:text-box>
          <text:p text:style-name="P11"><text:span text:style-name="T2">P. Hib. 1, 2</text:span></text:p>
        </draw:text-box>
      </draw:frame>
      <draw:frame text:anchor-type="page" text:anchor-page-number="114" draw:z-index="56" draw:name="Shape1" draw:style-name="gr1" draw:text-style-name="P12" svg:width="11.69cm" svg:height="0.355cm" svg:x="2.311cm" svg:y="2.499cm">
        <draw:text-box>
          <text:p text:style-name="P11"><text:span text:style-name="T2">P. Horak; P. I.F.A.O. 3; P. Jand. 2</text:span></text:p>
        </draw:text-box>
      </draw:frame>
      <draw:frame text:anchor-type="page" text:anchor-page-number="116" draw:z-index="57" draw:name="Shape1" draw:style-name="gr1" draw:text-style-name="P12" svg:width="11.69cm" svg:height="0.355cm" svg:x="2.311cm" svg:y="2.499cm">
        <draw:text-box>
          <text:p text:style-name="P11"><text:span text:style-name="T2">P. Kellis 1; P. Kellis 4 Gr. 96; P. Köln 1, 2</text:span></text:p>
        </draw:text-box>
      </draw:frame>
      <draw:frame text:anchor-type="page" text:anchor-page-number="118" draw:z-index="58" draw:name="Shape1" draw:style-name="gr1" draw:text-style-name="P12" svg:width="11.69cm" svg:height="0.355cm" svg:x="2.311cm" svg:y="2.499cm">
        <draw:text-box>
          <text:p text:style-name="P11"><text:span text:style-name="T2">P. Köln 6, 8, 9, 10</text:span></text:p>
        </draw:text-box>
      </draw:frame>
      <draw:frame text:anchor-type="page" text:anchor-page-number="120" draw:z-index="59" draw:name="Shape1" draw:style-name="gr1" draw:text-style-name="P12" svg:width="11.69cm" svg:height="0.355cm" svg:x="2.311cm" svg:y="2.499cm">
        <draw:text-box>
          <text:p text:style-name="P11"><text:span text:style-name="T2">P. Laur. 3, 4; P. Lille 1</text:span></text:p>
        </draw:text-box>
      </draw:frame>
      <draw:frame text:anchor-type="page" text:anchor-page-number="122" draw:z-index="60" draw:name="Shape1" draw:style-name="gr1" draw:text-style-name="P12" svg:width="11.69cm" svg:height="0.355cm" svg:x="2.311cm" svg:y="2.499cm">
        <draw:text-box>
          <text:p text:style-name="P11"><text:span text:style-name="T2">P. Lips. 1, 2; P. Lond. 1</text:span></text:p>
        </draw:text-box>
      </draw:frame>
      <draw:frame text:anchor-type="page" text:anchor-page-number="124" draw:z-index="61" draw:name="Shape1" draw:style-name="gr1" draw:text-style-name="P12" svg:width="11.69cm" svg:height="0.355cm" svg:x="2.311cm" svg:y="2.499cm">
        <draw:text-box>
          <text:p text:style-name="P11"><text:span text:style-name="T2">P. Lond. 2, 3</text:span></text:p>
        </draw:text-box>
      </draw:frame>
      <draw:frame text:anchor-type="page" text:anchor-page-number="126" draw:z-index="62" draw:name="Shape1" draw:style-name="gr1" draw:text-style-name="P12" svg:width="11.69cm" svg:height="0.355cm" svg:x="2.311cm" svg:y="2.499cm">
        <draw:text-box>
          <text:p text:style-name="P11"><text:span text:style-name="T2">P. Lond. 4, 5</text:span></text:p>
        </draw:text-box>
      </draw:frame>
      <draw:frame text:anchor-type="page" text:anchor-page-number="128" draw:z-index="63" draw:name="Shape1" draw:style-name="gr1" draw:text-style-name="P12" svg:width="11.69cm" svg:height="0.355cm" svg:x="2.311cm" svg:y="2.499cm">
        <draw:text-box>
          <text:p text:style-name="P11"><text:span text:style-name="T2">P. Lond. 5, 6, 7</text:span></text:p>
        </draw:text-box>
      </draw:frame>
      <draw:frame text:anchor-type="page" text:anchor-page-number="130" draw:z-index="64" draw:name="Shape1" draw:style-name="gr1" draw:text-style-name="P12" svg:width="11.69cm" svg:height="0.355cm" svg:x="2.311cm" svg:y="2.499cm">
        <draw:text-box>
          <text:p text:style-name="P11"><text:span text:style-name="T2">P. L.Bat. 1, 2, 3, 6</text:span></text:p>
        </draw:text-box>
      </draw:frame>
      <draw:frame text:anchor-type="page" text:anchor-page-number="132" draw:z-index="65" draw:name="Shape1" draw:style-name="gr1" draw:text-style-name="P12" svg:width="11.69cm" svg:height="0.355cm" svg:x="2.311cm" svg:y="2.499cm">
        <draw:text-box>
          <text:p text:style-name="P11"><text:span text:style-name="T2">P. L.Bat. 16, 17, 19, 20</text:span></text:p>
        </draw:text-box>
      </draw:frame>
      <draw:frame text:anchor-type="page" text:anchor-page-number="134" draw:z-index="66" draw:name="Shape1" draw:style-name="gr1" draw:text-style-name="P12" svg:width="11.69cm" svg:height="0.355cm" svg:x="2.311cm" svg:y="2.499cm">
        <draw:text-box>
          <text:p text:style-name="P11"><text:span text:style-name="T2">P. Lund 2, 4, 6; P. Med. 1 Aufl. 2; P. Merton 1</text:span></text:p>
        </draw:text-box>
      </draw:frame>
      <draw:frame text:anchor-type="page" text:anchor-page-number="136" draw:z-index="67" draw:name="Shape1" draw:style-name="gr2" draw:text-style-name="P12" svg:width="11.69cm" svg:height="0.361cm" svg:x="2.311cm" svg:y="2.499cm">
        <draw:text-box>
          <text:p text:style-name="P11"><text:span text:style-name="T2">P. Michael.; P. Mich. 2, 3, 4</text:span><text:span text:style-name="T3">1</text:span><text:span text:style-name="T2">, 5</text:span></text:p>
        </draw:text-box>
      </draw:frame>
      <draw:frame text:anchor-type="page" text:anchor-page-number="138" draw:z-index="68" draw:name="Shape1" draw:style-name="gr1" draw:text-style-name="P12" svg:width="11.69cm" svg:height="0.355cm" svg:x="2.311cm" svg:y="2.499cm">
        <draw:text-box>
          <text:p text:style-name="P11"><text:span text:style-name="T2">P. Mich. 8, 9, 10, 11, 13</text:span></text:p>
        </draw:text-box>
      </draw:frame>
      <draw:frame text:anchor-type="page" text:anchor-page-number="140" draw:z-index="69" draw:name="Shape1" draw:style-name="gr1" draw:text-style-name="P12" svg:width="11.69cm" svg:height="0.355cm" svg:x="2.311cm" svg:y="2.499cm">
        <draw:text-box>
          <text:p text:style-name="P11"><text:span text:style-name="T2">P. Mich. 15, 18</text:span></text:p>
        </draw:text-box>
      </draw:frame>
      <draw:frame text:anchor-type="page" text:anchor-page-number="142" draw:z-index="70" draw:name="Shape1" draw:style-name="gr1" draw:text-style-name="P12" svg:width="11.69cm" svg:height="0.355cm" svg:x="2.311cm" svg:y="2.499cm">
        <draw:text-box>
          <text:p text:style-name="P11"><text:span text:style-name="T2">P. Mil.Vogl. 2, 3, 4; M.P.E.R 13, 15; Mitteis, Chrest.</text:span></text:p>
        </draw:text-box>
      </draw:frame>
      <draw:frame text:anchor-type="page" text:anchor-page-number="144" draw:z-index="71" draw:name="Shape1" draw:style-name="gr1" draw:text-style-name="P12" svg:width="11.69cm" svg:height="0.355cm" svg:x="2.311cm" svg:y="2.499cm">
        <draw:text-box>
          <text:p text:style-name="P11"><text:span text:style-name="T2">P. Neph.; P. New York 1; P. Oslo 2, 3</text:span></text:p>
        </draw:text-box>
      </draw:frame>
      <draw:frame text:anchor-type="page" text:anchor-page-number="146" draw:z-index="72" draw:name="Shape1" draw:style-name="gr1" draw:text-style-name="P12" svg:width="11.69cm" svg:height="0.355cm" svg:x="2.311cm" svg:y="2.499cm">
        <draw:text-box>
          <text:p text:style-name="P11"><text:span text:style-name="T2">P. Oxy. 1</text:span></text:p>
        </draw:text-box>
      </draw:frame>
      <draw:frame text:anchor-type="page" text:anchor-page-number="148" draw:z-index="73" draw:name="Shape1" draw:style-name="gr1" draw:text-style-name="P12" svg:width="11.69cm" svg:height="0.355cm" svg:x="2.311cm" svg:y="2.499cm">
        <draw:text-box>
          <text:p text:style-name="P11"><text:span text:style-name="T2">P. Oxy. 3, 4</text:span></text:p>
        </draw:text-box>
      </draw:frame>
      <draw:frame text:anchor-type="page" text:anchor-page-number="150" draw:z-index="74" draw:name="Shape1" draw:style-name="gr1" draw:text-style-name="P12" svg:width="11.69cm" svg:height="0.355cm" svg:x="2.311cm" svg:y="2.499cm">
        <draw:text-box>
          <text:p text:style-name="P11"><text:span text:style-name="T2">P. Oxy. 6, 7</text:span></text:p>
        </draw:text-box>
      </draw:frame>
      <draw:frame text:anchor-type="page" text:anchor-page-number="152" draw:z-index="75" draw:name="Shape1" draw:style-name="gr1" draw:text-style-name="P12" svg:width="11.69cm" svg:height="0.355cm" svg:x="2.311cm" svg:y="2.499cm">
        <draw:text-box>
          <text:p text:style-name="P11"><text:span text:style-name="T2">P. Oxy. 10, 12</text:span></text:p>
        </draw:text-box>
      </draw:frame>
      <draw:frame text:anchor-type="page" text:anchor-page-number="154" draw:z-index="76" draw:name="Shape1" draw:style-name="gr1" draw:text-style-name="P12" svg:width="11.69cm" svg:height="0.355cm" svg:x="2.311cm" svg:y="2.499cm">
        <draw:text-box>
          <text:p text:style-name="P11"><text:span text:style-name="T2">P. Oxy. 14, 16</text:span></text:p>
        </draw:text-box>
      </draw:frame>
      <draw:frame text:anchor-type="page" text:anchor-page-number="156" draw:z-index="77" draw:name="Shape1" draw:style-name="gr1" draw:text-style-name="P12" svg:width="11.69cm" svg:height="0.355cm" svg:x="2.311cm" svg:y="2.499cm">
        <draw:text-box>
          <text:p text:style-name="P11"><text:span text:style-name="T2">P. Oxy. 16, 17</text:span></text:p>
        </draw:text-box>
      </draw:frame>
      <draw:frame text:anchor-type="page" text:anchor-page-number="158" draw:z-index="78" draw:name="Shape1" draw:style-name="gr1" draw:text-style-name="P12" svg:width="11.69cm" svg:height="0.355cm" svg:x="2.311cm" svg:y="2.499cm">
        <draw:text-box>
          <text:p text:style-name="P11"><text:span text:style-name="T2">P. Oxy. 24, 27, 31</text:span></text:p>
        </draw:text-box>
      </draw:frame>
      <draw:frame text:anchor-type="page" text:anchor-page-number="160" draw:z-index="79" draw:name="Shape1" draw:style-name="gr1" draw:text-style-name="P12" svg:width="11.69cm" svg:height="0.355cm" svg:x="2.311cm" svg:y="2.499cm">
        <draw:text-box>
          <text:p text:style-name="P11"><text:span text:style-name="T2">P. Oxy. 41, 42</text:span></text:p>
        </draw:text-box>
      </draw:frame>
      <draw:frame text:anchor-type="page" text:anchor-page-number="162" draw:z-index="80" draw:name="Shape1" draw:style-name="gr1" draw:text-style-name="P12" svg:width="11.69cm" svg:height="0.355cm" svg:x="2.311cm" svg:y="2.499cm">
        <draw:text-box>
          <text:p text:style-name="P11"><text:span text:style-name="T2">P. Oxy. 46, 47, 48, 49</text:span></text:p>
        </draw:text-box>
      </draw:frame>
      <draw:frame text:anchor-type="page" text:anchor-page-number="164" draw:z-index="81" draw:name="Shape1" draw:style-name="gr1" draw:text-style-name="P12" svg:width="11.69cm" svg:height="0.355cm" svg:x="2.311cm" svg:y="2.499cm">
        <draw:text-box>
          <text:p text:style-name="P11"><text:span text:style-name="T2">P. Oxy. 54, 55, 56, 58</text:span></text:p>
        </draw:text-box>
      </draw:frame>
      <draw:frame text:anchor-type="page" text:anchor-page-number="166" draw:z-index="82" draw:name="Shape1" draw:style-name="gr1" draw:text-style-name="P12" svg:width="11.69cm" svg:height="0.355cm" svg:x="2.311cm" svg:y="2.499cm">
        <draw:text-box>
          <text:p text:style-name="P11"><text:span text:style-name="T2">P. Oxy. 63, 67, 68</text:span></text:p>
        </draw:text-box>
      </draw:frame>
      <draw:frame text:anchor-type="page" text:anchor-page-number="168" draw:z-index="83" draw:name="Shape1" draw:style-name="gr1" draw:text-style-name="P12" svg:width="11.69cm" svg:height="0.355cm" svg:x="2.311cm" svg:y="2.499cm">
        <draw:text-box>
          <text:p text:style-name="P11"><text:span text:style-name="T2">P. Panop.Borkowski; P. Paramone</text:span></text:p>
        </draw:text-box>
      </draw:frame>
      <draw:frame text:anchor-type="page" text:anchor-page-number="170" draw:z-index="84" draw:name="Shape1" draw:style-name="gr1" draw:text-style-name="P12" svg:width="11.69cm" svg:height="0.355cm" svg:x="2.311cm" svg:y="2.499cm">
        <draw:text-box>
          <text:p text:style-name="P11"><text:span text:style-name="T2">P. Petra 1; P. Petr. 2</text:span></text:p>
        </draw:text-box>
      </draw:frame>
      <draw:frame text:anchor-type="page" text:anchor-page-number="172" draw:z-index="85" draw:name="Shape1" draw:style-name="gr1" draw:text-style-name="P12" svg:width="11.69cm" svg:height="0.355cm" svg:x="2.311cm" svg:y="2.499cm">
        <draw:text-box>
          <text:p text:style-name="P11"><text:span text:style-name="T2">P. Petr. 3</text:span></text:p>
        </draw:text-box>
      </draw:frame>
      <draw:frame text:anchor-type="page" text:anchor-page-number="174" draw:z-index="86" draw:name="Shape1" draw:style-name="gr1" draw:text-style-name="P12" svg:width="11.69cm" svg:height="0.355cm" svg:x="2.311cm" svg:y="2.499cm">
        <draw:text-box>
          <text:p text:style-name="P11"><text:span text:style-name="T2">P. Phil.; P. Polit. lud.; P. Prag. 1</text:span></text:p>
        </draw:text-box>
      </draw:frame>
      <draw:frame text:anchor-type="page" text:anchor-page-number="176" draw:z-index="87" draw:name="Shape1" draw:style-name="gr1" draw:text-style-name="P12" svg:width="11.69cm" svg:height="0.355cm" svg:x="2.311cm" svg:y="2.499cm">
        <draw:text-box>
          <text:p text:style-name="P11"><text:span text:style-name="T2">P. Princ.Univ. 1, 2, 3; P. Rainer Cent.</text:span></text:p>
        </draw:text-box>
      </draw:frame>
      <draw:frame text:anchor-type="page" text:anchor-page-number="178" draw:z-index="88" draw:name="Shape1" draw:style-name="gr1" draw:text-style-name="P12" svg:width="11.69cm" svg:height="0.355cm" svg:x="2.311cm" svg:y="2.499cm">
        <draw:text-box>
          <text:p text:style-name="P11"><text:span text:style-name="T2">P. Rein. 2</text:span></text:p>
        </draw:text-box>
      </draw:frame>
      <draw:frame text:anchor-type="page" text:anchor-page-number="180" draw:z-index="89" draw:name="Shape1" draw:style-name="gr1" draw:text-style-name="P12" svg:width="11.69cm" svg:height="0.355cm" svg:x="2.311cm" svg:y="2.499cm">
        <draw:text-box>
          <text:p text:style-name="P11"><text:span text:style-name="T2">P. Rein. 2</text:span></text:p>
        </draw:text-box>
      </draw:frame>
      <draw:frame text:anchor-type="page" text:anchor-page-number="182" draw:z-index="90" draw:name="Shape1" draw:style-name="gr1" draw:text-style-name="P12" svg:width="11.69cm" svg:height="0.355cm" svg:x="2.311cm" svg:y="2.499cm">
        <draw:text-box>
          <text:p text:style-name="P11"><text:span text:style-name="T2">P. Rein. 2</text:span></text:p>
        </draw:text-box>
      </draw:frame>
      <draw:frame text:anchor-type="page" text:anchor-page-number="184" draw:z-index="91" draw:name="Shape1" draw:style-name="gr1" draw:text-style-name="P12" svg:width="11.69cm" svg:height="0.355cm" svg:x="2.311cm" svg:y="2.499cm">
        <draw:text-box>
          <text:p text:style-name="P11"><text:span text:style-name="T2">P. Ross.-Georg. 4, 5; P. Ryl. 2</text:span></text:p>
        </draw:text-box>
      </draw:frame>
      <draw:frame text:anchor-type="page" text:anchor-page-number="186" draw:z-index="92" draw:name="Shape1" draw:style-name="gr1" draw:text-style-name="P12" svg:width="11.69cm" svg:height="0.355cm" svg:x="2.311cm" svg:y="2.499cm">
        <draw:text-box>
          <text:p text:style-name="P11"><text:span text:style-name="T2">P. Ryl. 4</text:span></text:p>
        </draw:text-box>
      </draw:frame>
      <draw:frame text:anchor-type="page" text:anchor-page-number="188" draw:z-index="93" draw:name="Shape1" draw:style-name="gr1" draw:text-style-name="P12" svg:width="11.69cm" svg:height="0.355cm" svg:x="2.311cm" svg:y="2.499cm">
        <draw:text-box>
          <text:p text:style-name="P11"><text:span text:style-name="T2">P. Ryl. 4</text:span></text:p>
        </draw:text-box>
      </draw:frame>
      <draw:frame text:anchor-type="page" text:anchor-page-number="190" draw:z-index="94" draw:name="Shape1" draw:style-name="gr1" draw:text-style-name="P12" svg:width="11.69cm" svg:height="0.355cm" svg:x="2.311cm" svg:y="2.499cm">
        <draw:text-box>
          <text:p text:style-name="P11"><text:span text:style-name="T2">P. Ryl. 4</text:span></text:p>
        </draw:text-box>
      </draw:frame>
      <draw:frame text:anchor-type="page" text:anchor-page-number="192" draw:z-index="95" draw:name="Shape1" draw:style-name="gr1" draw:text-style-name="P12" svg:width="11.69cm" svg:height="0.355cm" svg:x="2.311cm" svg:y="2.499cm">
        <draw:text-box>
          <text:p text:style-name="P11"><text:span text:style-name="T2">S.B. 1</text:span></text:p>
        </draw:text-box>
      </draw:frame>
      <draw:frame text:anchor-type="page" text:anchor-page-number="194" draw:z-index="96" draw:name="Shape1" draw:style-name="gr1" draw:text-style-name="P12" svg:width="11.69cm" svg:height="0.355cm" svg:x="2.311cm" svg:y="2.499cm">
        <draw:text-box>
          <text:p text:style-name="P11"><text:span text:style-name="T2">S.B. 1</text:span></text:p>
        </draw:text-box>
      </draw:frame>
      <draw:frame text:anchor-type="page" text:anchor-page-number="196" draw:z-index="97" draw:name="Shape1" draw:style-name="gr1" draw:text-style-name="P12" svg:width="11.69cm" svg:height="0.355cm" svg:x="2.311cm" svg:y="2.499cm">
        <draw:text-box>
          <text:p text:style-name="P11"><text:span text:style-name="T2">S.B. 3, 4</text:span></text:p>
        </draw:text-box>
      </draw:frame>
      <draw:frame text:anchor-type="page" text:anchor-page-number="198" draw:z-index="98" draw:name="Shape1" draw:style-name="gr1" draw:text-style-name="P12" svg:width="11.69cm" svg:height="0.355cm" svg:x="2.311cm" svg:y="2.499cm">
        <draw:text-box>
          <text:p text:style-name="P11"><text:span text:style-name="T2">S.B. 5</text:span></text:p>
        </draw:text-box>
      </draw:frame>
      <draw:frame text:anchor-type="page" text:anchor-page-number="200" draw:z-index="99" draw:name="Shape1" draw:style-name="gr1" draw:text-style-name="P12" svg:width="11.69cm" svg:height="0.355cm" svg:x="2.311cm" svg:y="2.499cm">
        <draw:text-box>
          <text:p text:style-name="P11"><text:span text:style-name="T2">S.B. 6</text:span></text:p>
        </draw:text-box>
      </draw:frame>
      <draw:frame text:anchor-type="page" text:anchor-page-number="202" draw:z-index="100" draw:name="Shape1" draw:style-name="gr1" draw:text-style-name="P12" svg:width="11.69cm" svg:height="0.355cm" svg:x="2.311cm" svg:y="2.499cm">
        <draw:text-box>
          <text:p text:style-name="P11"><text:span text:style-name="T2">S.B. 6</text:span></text:p>
        </draw:text-box>
      </draw:frame>
      <draw:frame text:anchor-type="page" text:anchor-page-number="204" draw:z-index="101" draw:name="Shape1" draw:style-name="gr1" draw:text-style-name="P12" svg:width="11.69cm" svg:height="0.355cm" svg:x="2.311cm" svg:y="2.499cm">
        <draw:text-box>
          <text:p text:style-name="P11"><text:span text:style-name="T2">S.B. 6, 8</text:span></text:p>
        </draw:text-box>
      </draw:frame>
      <draw:frame text:anchor-type="page" text:anchor-page-number="206" draw:z-index="102" draw:name="Shape1" draw:style-name="gr1" draw:text-style-name="P12" svg:width="11.69cm" svg:height="0.355cm" svg:x="2.311cm" svg:y="2.499cm">
        <draw:text-box>
          <text:p text:style-name="P11"><text:span text:style-name="T2">S.B. 10, 12</text:span></text:p>
        </draw:text-box>
      </draw:frame>
      <draw:frame text:anchor-type="page" text:anchor-page-number="208" draw:z-index="103" draw:name="Shape1" draw:style-name="gr1" draw:text-style-name="P12" svg:width="11.69cm" svg:height="0.355cm" svg:x="2.311cm" svg:y="2.499cm">
        <draw:text-box>
          <text:p text:style-name="P11"><text:span text:style-name="T2">S.B. 12</text:span></text:p>
        </draw:text-box>
      </draw:frame>
      <draw:frame text:anchor-type="page" text:anchor-page-number="210" draw:z-index="104" draw:name="Shape1" draw:style-name="gr1" draw:text-style-name="P12" svg:width="11.69cm" svg:height="0.355cm" svg:x="2.311cm" svg:y="2.499cm">
        <draw:text-box>
          <text:p text:style-name="P11"><text:span text:style-name="T2">S.B. 14</text:span></text:p>
        </draw:text-box>
      </draw:frame>
      <draw:frame text:anchor-type="page" text:anchor-page-number="212" draw:z-index="105" draw:name="Shape1" draw:style-name="gr1" draw:text-style-name="P12" svg:width="11.69cm" svg:height="0.355cm" svg:x="2.311cm" svg:y="2.499cm">
        <draw:text-box>
          <text:p text:style-name="P11"><text:span text:style-name="T2">S.B. 14, 16</text:span></text:p>
        </draw:text-box>
      </draw:frame>
      <draw:frame text:anchor-type="page" text:anchor-page-number="214" draw:z-index="106" draw:name="Shape1" draw:style-name="gr1" draw:text-style-name="P12" svg:width="11.69cm" svg:height="0.355cm" svg:x="2.311cm" svg:y="2.499cm">
        <draw:text-box>
          <text:p text:style-name="P11"><text:span text:style-name="T2">S.B. 16</text:span></text:p>
        </draw:text-box>
      </draw:frame>
      <draw:frame text:anchor-type="page" text:anchor-page-number="216" draw:z-index="107" draw:name="Shape1" draw:style-name="gr1" draw:text-style-name="P12" svg:width="11.69cm" svg:height="0.355cm" svg:x="2.311cm" svg:y="2.499cm">
        <draw:text-box>
          <text:p text:style-name="P11"><text:span text:style-name="T2">S.B. 16, 18</text:span></text:p>
        </draw:text-box>
      </draw:frame>
      <draw:frame text:anchor-type="page" text:anchor-page-number="218" draw:z-index="108" draw:name="Shape1" draw:style-name="gr1" draw:text-style-name="P12" svg:width="11.69cm" svg:height="0.355cm" svg:x="2.311cm" svg:y="2.499cm">
        <draw:text-box>
          <text:p text:style-name="P11"><text:span text:style-name="T2">S.B. 18</text:span></text:p>
        </draw:text-box>
      </draw:frame>
      <draw:frame text:anchor-type="page" text:anchor-page-number="220" draw:z-index="109" draw:name="Shape1" draw:style-name="gr1" draw:text-style-name="P12" svg:width="11.69cm" svg:height="0.355cm" svg:x="2.311cm" svg:y="2.499cm">
        <draw:text-box>
          <text:p text:style-name="P11"><text:span text:style-name="T2">S.B. 18, 20</text:span></text:p>
        </draw:text-box>
      </draw:frame>
      <draw:frame text:anchor-type="page" text:anchor-page-number="222" draw:z-index="110" draw:name="Shape1" draw:style-name="gr1" draw:text-style-name="P12" svg:width="11.69cm" svg:height="0.355cm" svg:x="2.311cm" svg:y="2.499cm">
        <draw:text-box>
          <text:p text:style-name="P11"><text:span text:style-name="T2">S.B. 20</text:span></text:p>
        </draw:text-box>
      </draw:frame>
      <draw:frame text:anchor-type="page" text:anchor-page-number="224" draw:z-index="111" draw:name="Shape1" draw:style-name="gr1" draw:text-style-name="P12" svg:width="11.69cm" svg:height="0.355cm" svg:x="2.311cm" svg:y="2.499cm">
        <draw:text-box>
          <text:p text:style-name="P11"><text:span text:style-name="T2">S.B. 20, 22</text:span></text:p>
        </draw:text-box>
      </draw:frame>
      <draw:frame text:anchor-type="page" text:anchor-page-number="226" draw:z-index="112" draw:name="Shape1" draw:style-name="gr1" draw:text-style-name="P12" svg:width="11.69cm" svg:height="0.355cm" svg:x="2.311cm" svg:y="2.499cm">
        <draw:text-box>
          <text:p text:style-name="P11"><text:span text:style-name="T2">S.B. 22</text:span></text:p>
        </draw:text-box>
      </draw:frame>
      <draw:frame text:anchor-type="page" text:anchor-page-number="228" draw:z-index="113" draw:name="Shape1" draw:style-name="gr1" draw:text-style-name="P12" svg:width="11.69cm" svg:height="0.355cm" svg:x="2.311cm" svg:y="2.499cm">
        <draw:text-box>
          <text:p text:style-name="P11"><text:span text:style-name="T2">S.B. 24</text:span></text:p>
        </draw:text-box>
      </draw:frame>
      <draw:frame text:anchor-type="page" text:anchor-page-number="230" draw:z-index="114" draw:name="Shape1" draw:style-name="gr1" draw:text-style-name="P12" svg:width="11.69cm" svg:height="0.355cm" svg:x="2.311cm" svg:y="2.499cm">
        <draw:text-box>
          <text:p text:style-name="P11"><text:span text:style-name="T2">S.B. 26</text:span></text:p>
        </draw:text-box>
      </draw:frame>
      <draw:frame text:anchor-type="page" text:anchor-page-number="232" draw:z-index="115" draw:name="Shape1" draw:style-name="gr1" draw:text-style-name="P12" svg:width="11.69cm" svg:height="0.355cm" svg:x="2.311cm" svg:y="2.499cm">
        <draw:text-box>
          <text:p text:style-name="P11"><text:span text:style-name="T2">P. Sarap.; P. Sijp.; P. S.A.Athen.; P. Soc. 1</text:span></text:p>
        </draw:text-box>
      </draw:frame>
      <draw:frame text:anchor-type="page" text:anchor-page-number="234" draw:z-index="116" draw:name="Shape1" draw:style-name="gr1" draw:text-style-name="P12" svg:width="11.69cm" svg:height="0.355cm" svg:x="2.311cm" svg:y="2.499cm">
        <draw:text-box>
          <text:p text:style-name="P11"><text:span text:style-name="T2">P. Soc. 4, 5, 6</text:span></text:p>
        </draw:text-box>
      </draw:frame>
      <draw:frame text:anchor-type="page" text:anchor-page-number="236" draw:z-index="117" draw:name="Shape1" draw:style-name="gr1" draw:text-style-name="P12" svg:width="11.69cm" svg:height="0.355cm" svg:x="2.311cm" svg:y="2.499cm">
        <draw:text-box>
          <text:p text:style-name="P11"><text:span text:style-name="T2">P. Soc. 9, 10, 12, 13</text:span></text:p>
        </draw:text-box>
      </draw:frame>
      <draw:frame text:anchor-type="page" text:anchor-page-number="238" draw:z-index="118" draw:name="Shape1" draw:style-name="gr3" draw:text-style-name="P12" svg:width="11.69cm" svg:height="0.708cm" svg:x="2.311cm" svg:y="2.499cm">
        <draw:text-box>
          <text:p text:style-name="P11"><text:span text:style-name="T2">P. Soc.Com. 6; P. Soc. XI Congr.; XVII Congr.; XX Congr.; P. Sorb. 2</text:span></text:p>
        </draw:text-box>
      </draw:frame>
      <draw:frame text:anchor-type="page" text:anchor-page-number="240" draw:z-index="119" draw:name="Shape1" draw:style-name="gr1" draw:text-style-name="P12" svg:width="11.69cm" svg:height="0.355cm" svg:x="2.311cm" svg:y="2.499cm">
        <draw:text-box>
          <text:p text:style-name="P11"><text:span text:style-name="T2">P. Strasb. 2, 3, 4, 5</text:span></text:p>
        </draw:text-box>
      </draw:frame>
      <draw:frame text:anchor-type="page" text:anchor-page-number="242" draw:z-index="120" draw:name="Shape1" draw:style-name="gr1" draw:text-style-name="P12" svg:width="11.69cm" svg:height="0.355cm" svg:x="2.311cm" svg:y="2.499cm">
        <draw:text-box>
          <text:p text:style-name="P11"><text:span text:style-name="T2">P. Strasb. 7, 8</text:span></text:p>
        </draw:text-box>
      </draw:frame>
      <draw:frame text:anchor-type="page" text:anchor-page-number="244" draw:z-index="121" draw:name="Shape1" draw:style-name="gr1" draw:text-style-name="P12" svg:width="11.69cm" svg:height="0.355cm" svg:x="2.311cm" svg:y="2.499cm">
        <draw:text-box>
          <text:p text:style-name="P11"><text:span text:style-name="T2">Stud.Pal. 3; Stud.Pal. 3 (2. Aufl.)</text:span></text:p>
        </draw:text-box>
      </draw:frame>
      <draw:frame text:anchor-type="page" text:anchor-page-number="246" draw:z-index="122" draw:name="Shape1" draw:style-name="gr1" draw:text-style-name="P12" svg:width="11.69cm" svg:height="0.355cm" svg:x="2.311cm" svg:y="2.499cm">
        <draw:text-box>
          <text:p text:style-name="P11"><text:span text:style-name="T2">Stud.Pal. 8, 10</text:span></text:p>
        </draw:text-box>
      </draw:frame>
      <draw:frame text:anchor-type="page" text:anchor-page-number="248" draw:z-index="123" draw:name="Shape1" draw:style-name="gr1" draw:text-style-name="P12" svg:width="11.69cm" svg:height="0.355cm" svg:x="2.311cm" svg:y="2.499cm">
        <draw:text-box>
          <text:p text:style-name="P11"><text:span text:style-name="T2">Stud.Pal. 10</text:span></text:p>
        </draw:text-box>
      </draw:frame>
      <draw:frame text:anchor-type="page" text:anchor-page-number="250" draw:z-index="124" draw:name="Shape1" draw:style-name="gr1" draw:text-style-name="P12" svg:width="11.69cm" svg:height="0.355cm" svg:x="2.311cm" svg:y="2.499cm">
        <draw:text-box>
          <text:p text:style-name="P11"><text:span text:style-name="T2">Stud.Pal. 10</text:span></text:p>
        </draw:text-box>
      </draw:frame>
      <draw:frame text:anchor-type="page" text:anchor-page-number="252" draw:z-index="125" draw:name="Shape1" draw:style-name="gr1" draw:text-style-name="P12" svg:width="11.69cm" svg:height="0.355cm" svg:x="2.311cm" svg:y="2.499cm">
        <draw:text-box>
          <text:p text:style-name="P11"><text:span text:style-name="T2">Stud.Pal. 20</text:span></text:p>
        </draw:text-box>
      </draw:frame>
      <draw:frame text:anchor-type="page" text:anchor-page-number="254" draw:z-index="126" draw:name="Shape1" draw:style-name="gr1" draw:text-style-name="P12" svg:width="11.69cm" svg:height="0.355cm" svg:x="2.311cm" svg:y="2.499cm">
        <draw:text-box>
          <text:p text:style-name="P11"><text:span text:style-name="T2">Stud.Pal. 20, 22</text:span></text:p>
        </draw:text-box>
      </draw:frame>
      <draw:frame text:anchor-type="page" text:anchor-page-number="256" draw:z-index="127" draw:name="Shape1" draw:style-name="gr2" draw:text-style-name="P12" svg:width="11.69cm" svg:height="0.361cm" svg:x="2.311cm" svg:y="2.499cm">
        <draw:text-box>
          <text:p text:style-name="P11"><text:span text:style-name="T2">P. Tebt. 1, 2; P. Tebt. 3</text:span><text:span text:style-name="T3">1</text:span></text:p>
        </draw:text-box>
      </draw:frame>
      <draw:frame text:anchor-type="page" text:anchor-page-number="258" draw:z-index="128" draw:name="Shape1" draw:style-name="gr1" draw:text-style-name="P12" svg:width="11.69cm" svg:height="0.355cm" svg:x="2.311cm" svg:y="2.499cm">
        <draw:text-box>
          <text:p text:style-name="P11"><text:span text:style-name="T2">P. Thomas; P. Tor.Choachiti; P. Turner</text:span></text:p>
        </draw:text-box>
      </draw:frame>
      <draw:frame text:anchor-type="page" text:anchor-page-number="260" draw:z-index="129" draw:name="Shape1" draw:style-name="gr1" draw:text-style-name="P12" svg:width="11.69cm" svg:height="0.355cm" svg:x="2.311cm" svg:y="2.499cm">
        <draw:text-box>
          <text:p text:style-name="P11"><text:span text:style-name="T2">U.P.Z. 2; P. Vars.; P. Vatic.Aphr.; P. Vindob.Salomons</text:span></text:p>
        </draw:text-box>
      </draw:frame>
      <draw:frame text:anchor-type="page" text:anchor-page-number="262" draw:z-index="130" draw:name="Shape1" draw:style-name="gr1" draw:text-style-name="P12" svg:width="11.69cm" svg:height="0.355cm" svg:x="2.311cm" svg:y="2.499cm">
        <draw:text-box>
          <text:p text:style-name="P11"><text:span text:style-name="T2">P. Wash.Univ. 1, 2</text:span></text:p>
        </draw:text-box>
      </draw:frame>
      <draw:frame text:anchor-type="page" text:anchor-page-number="264" draw:z-index="131" draw:name="Shape1" draw:style-name="gr1" draw:text-style-name="P12" svg:width="11.69cm" svg:height="0.355cm" svg:x="2.311cm" svg:y="2.499cm">
        <draw:text-box>
          <text:p text:style-name="P11"><text:span text:style-name="T2">P. Wisc. 2; P. Würzb.; P. Yadin, 2; P. Yale 1</text:span></text:p>
        </draw:text-box>
      </draw:frame>
      <draw:frame text:anchor-type="page" text:anchor-page-number="266" draw:z-index="132" draw:name="Shape1" draw:style-name="gr1" draw:text-style-name="P12" svg:width="11.69cm" svg:height="0.355cm" svg:x="2.311cm" svg:y="2.499cm">
        <draw:text-box>
          <text:p text:style-name="P11"><text:span text:style-name="T2">O. Amst.; O. Ashm.Shelton</text:span></text:p>
        </draw:text-box>
      </draw:frame>
      <draw:frame text:anchor-type="page" text:anchor-page-number="268" draw:z-index="133" draw:name="Shape1" draw:style-name="gr1" draw:text-style-name="P12" svg:width="11.69cm" svg:height="0.355cm" svg:x="2.311cm" svg:y="2.499cm">
        <draw:text-box>
          <text:p text:style-name="P11"><text:span text:style-name="T2">O. Ashm.Shelton; O. Bawit IFAO</text:span></text:p>
        </draw:text-box>
      </draw:frame>
      <draw:frame text:anchor-type="page" text:anchor-page-number="270" draw:z-index="134" draw:name="Shape1" draw:style-name="gr1" draw:text-style-name="P12" svg:width="11.69cm" svg:height="0.355cm" svg:x="2.311cm" svg:y="2.499cm">
        <draw:text-box>
          <text:p text:style-name="P11"><text:span text:style-name="T2">O. Berenike 2; O. Brüss.-Berl.; O. Bu Njem; O. Cairo G.P.W.; O. Claud. 1</text:span></text:p>
        </draw:text-box>
      </draw:frame>
      <draw:frame text:anchor-type="page" text:anchor-page-number="272" draw:z-index="135" draw:name="Shape1" draw:style-name="gr1" draw:text-style-name="P12" svg:width="11.69cm" svg:height="0.355cm" svg:x="2.311cm" svg:y="2.499cm">
        <draw:text-box>
          <text:p text:style-name="P11"><text:span text:style-name="T2">O. Claud. 2, 3; O. Douch 4, 5</text:span></text:p>
        </draw:text-box>
      </draw:frame>
      <draw:frame text:anchor-type="page" text:anchor-page-number="274" draw:z-index="136" draw:name="Shape1" draw:style-name="gr1" draw:text-style-name="P12" svg:width="11.69cm" svg:height="0.355cm" svg:x="2.311cm" svg:y="2.499cm">
        <draw:text-box>
          <text:p text:style-name="P11"><text:span text:style-name="T2">O. Eleph.D.A.I.K.; O. Fay.; O. Florida</text:span></text:p>
        </draw:text-box>
      </draw:frame>
      <draw:frame text:anchor-type="page" text:anchor-page-number="276" draw:z-index="137" draw:name="Shape1" draw:style-name="gr1" draw:text-style-name="P12" svg:width="11.69cm" svg:height="0.355cm" svg:x="2.311cm" svg:y="2.499cm">
        <draw:text-box>
          <text:p text:style-name="P11"><text:span text:style-name="T2">O. Kellis; O. Krok. 1; O. Leid.</text:span></text:p>
        </draw:text-box>
      </draw:frame>
      <draw:frame text:anchor-type="page" text:anchor-page-number="278" draw:z-index="138" draw:name="Shape1" draw:style-name="gr1" draw:text-style-name="P12" svg:width="11.69cm" svg:height="0.355cm" svg:x="2.311cm" svg:y="2.499cm">
        <draw:text-box>
          <text:p text:style-name="P11"><text:span text:style-name="T2">O. Leid.; O. Lund.</text:span></text:p>
        </draw:text-box>
      </draw:frame>
      <draw:frame text:anchor-type="page" text:anchor-page-number="280" draw:z-index="139" draw:name="Shape1" draw:style-name="gr1" draw:text-style-name="P12" svg:width="11.69cm" svg:height="0.355cm" svg:x="2.311cm" svg:y="2.499cm">
        <draw:text-box>
          <text:p text:style-name="P11"><text:span text:style-name="T2">O. Gr.Narmuthis 1; O. Ont.Mus. 2; O. Strasb.</text:span></text:p>
        </draw:text-box>
      </draw:frame>
      <draw:frame text:anchor-type="page" text:anchor-page-number="282" draw:z-index="140" draw:name="Shape1" draw:style-name="gr1" draw:text-style-name="P12" svg:width="11.69cm" svg:height="0.355cm" svg:x="2.311cm" svg:y="2.499cm">
        <draw:text-box>
          <text:p text:style-name="P11"><text:span text:style-name="T2">O. Strasb.; O. Tait 1</text:span></text:p>
        </draw:text-box>
      </draw:frame>
      <draw:frame text:anchor-type="page" text:anchor-page-number="284" draw:z-index="141" draw:name="Shape1" draw:style-name="gr1" draw:text-style-name="P12" svg:width="11.69cm" svg:height="0.355cm" svg:x="2.311cm" svg:y="2.499cm">
        <draw:text-box>
          <text:p text:style-name="P11"><text:span text:style-name="T2">O. Tait 1</text:span></text:p>
        </draw:text-box>
      </draw:frame>
      <draw:frame text:anchor-type="page" text:anchor-page-number="286" draw:z-index="142" draw:name="Shape1" draw:style-name="gr1" draw:text-style-name="P12" svg:width="11.69cm" svg:height="0.355cm" svg:x="2.311cm" svg:y="2.499cm">
        <draw:text-box>
          <text:p text:style-name="P11"><text:span text:style-name="T2">O. Tait 2</text:span></text:p>
        </draw:text-box>
      </draw:frame>
      <draw:frame text:anchor-type="page" text:anchor-page-number="288" draw:z-index="143" draw:name="Shape1" draw:style-name="gr1" draw:text-style-name="P12" svg:width="11.69cm" svg:height="0.355cm" svg:x="2.311cm" svg:y="2.499cm">
        <draw:text-box>
          <text:p text:style-name="P11"><text:span text:style-name="T2">O. Wilb.-Brk.; O. Wilcken 1, 2</text:span></text:p>
        </draw:text-box>
      </draw:frame>
      <draw:frame text:anchor-type="page" text:anchor-page-number="290" draw:z-index="144" draw:name="Shape1" draw:style-name="gr1" draw:text-style-name="P12" svg:width="11.69cm" svg:height="0.355cm" svg:x="2.311cm" svg:y="2.499cm">
        <draw:text-box>
          <text:p text:style-name="P11"><text:span text:style-name="T2">O. Wilcken 2</text:span></text:p>
        </draw:text-box>
      </draw:frame>
      <draw:frame text:anchor-type="page" text:anchor-page-number="5" draw:z-index="145" draw:name="Shape1" draw:style-name="gr1" draw:text-style-name="P12" svg:width="11.69cm" svg:height="0.355cm" svg:x="1.99cm" svg:y="2.499cm">
        <draw:text-box>
          <text:p text:style-name="P11"><text:span text:style-name="T2">P. Amh. 2; P. Ammon</text:span></text:p>
        </draw:text-box>
      </draw:frame>
      <draw:frame text:anchor-type="page" text:anchor-page-number="7" draw:z-index="146" draw:name="Shape1" draw:style-name="gr1" draw:text-style-name="P12" svg:width="11.69cm" svg:height="0.355cm" svg:x="1.99cm" svg:y="2.499cm">
        <draw:text-box>
          <text:p text:style-name="P11"><text:span text:style-name="T2">P. Ammon; P. Amst. 1</text:span></text:p>
        </draw:text-box>
      </draw:frame>
      <draw:frame text:anchor-type="page" text:anchor-page-number="9" draw:z-index="147" draw:name="Shape1" draw:style-name="gr1" draw:text-style-name="P12" svg:width="11.69cm" svg:height="0.355cm" svg:x="1.99cm" svg:y="2.499cm">
        <draw:text-box>
          <text:p text:style-name="P11"><text:span text:style-name="T2">P. Baden 2, 4, 6; P. Bala’izah 2</text:span></text:p>
        </draw:text-box>
      </draw:frame>
      <draw:frame text:anchor-type="page" text:anchor-page-number="11" draw:z-index="148" draw:name="Shape1" draw:style-name="gr1" draw:text-style-name="P12" svg:width="11.69cm" svg:height="0.355cm" svg:x="1.99cm" svg:y="2.499cm">
        <draw:text-box>
          <text:p text:style-name="P11"><text:span text:style-name="T2">B.G.U. 1</text:span></text:p>
        </draw:text-box>
      </draw:frame>
      <draw:frame text:anchor-type="page" text:anchor-page-number="13" draw:z-index="149" draw:name="Shape1" draw:style-name="gr1" draw:text-style-name="P12" svg:width="11.69cm" svg:height="0.355cm" svg:x="1.99cm" svg:y="2.499cm">
        <draw:text-box>
          <text:p text:style-name="P11"><text:span text:style-name="T2">B.G.U. 1</text:span></text:p>
        </draw:text-box>
      </draw:frame>
      <draw:frame text:anchor-type="page" text:anchor-page-number="15" draw:z-index="150" draw:name="Shape1" draw:style-name="gr1" draw:text-style-name="P12" svg:width="11.69cm" svg:height="0.355cm" svg:x="1.99cm" svg:y="2.499cm">
        <draw:text-box>
          <text:p text:style-name="P11"><text:span text:style-name="T2">B.G.U. 1</text:span></text:p>
        </draw:text-box>
      </draw:frame>
      <draw:frame text:anchor-type="page" text:anchor-page-number="17" draw:z-index="151" draw:name="Shape1" draw:style-name="gr1" draw:text-style-name="P12" svg:width="11.69cm" svg:height="0.355cm" svg:x="1.99cm" svg:y="2.499cm">
        <draw:text-box>
          <text:p text:style-name="P11"><text:span text:style-name="T2">B.G.U. 1</text:span></text:p>
        </draw:text-box>
      </draw:frame>
      <draw:frame text:anchor-type="page" text:anchor-page-number="19" draw:z-index="152" draw:name="Shape1" draw:style-name="gr1" draw:text-style-name="P12" svg:width="11.69cm" svg:height="0.355cm" svg:x="1.99cm" svg:y="2.499cm">
        <draw:text-box>
          <text:p text:style-name="P11"><text:span text:style-name="T2">B.G.U. 1, 2</text:span></text:p>
        </draw:text-box>
      </draw:frame>
      <draw:frame text:anchor-type="page" text:anchor-page-number="21" draw:z-index="153" draw:name="Shape1" draw:style-name="gr1" draw:text-style-name="P12" svg:width="11.69cm" svg:height="0.355cm" svg:x="1.99cm" svg:y="2.499cm">
        <draw:text-box>
          <text:p text:style-name="P11"><text:span text:style-name="T2">B.G.U. 2</text:span></text:p>
        </draw:text-box>
      </draw:frame>
      <draw:frame text:anchor-type="page" text:anchor-page-number="23" draw:z-index="154" draw:name="Shape1" draw:style-name="gr1" draw:text-style-name="P12" svg:width="11.69cm" svg:height="0.355cm" svg:x="1.99cm" svg:y="2.499cm">
        <draw:text-box>
          <text:p text:style-name="P11"><text:span text:style-name="T2">B.G.U. 2</text:span></text:p>
        </draw:text-box>
      </draw:frame>
      <draw:frame text:anchor-type="page" text:anchor-page-number="25" draw:z-index="155" draw:name="Shape1" draw:style-name="gr1" draw:text-style-name="P12" svg:width="11.69cm" svg:height="0.355cm" svg:x="1.99cm" svg:y="2.499cm">
        <draw:text-box>
          <text:p text:style-name="P11"><text:span text:style-name="T2">B.G.U. 2</text:span></text:p>
        </draw:text-box>
      </draw:frame>
      <draw:frame text:anchor-type="page" text:anchor-page-number="27" draw:z-index="156" draw:name="Shape1" draw:style-name="gr1" draw:text-style-name="P12" svg:width="11.69cm" svg:height="0.355cm" svg:x="1.99cm" svg:y="2.499cm">
        <draw:text-box>
          <text:p text:style-name="P11"><text:span text:style-name="T2">B.G.U. 3</text:span></text:p>
        </draw:text-box>
      </draw:frame>
      <draw:frame text:anchor-type="page" text:anchor-page-number="29" draw:z-index="157" draw:name="Shape1" draw:style-name="gr1" draw:text-style-name="P12" svg:width="11.69cm" svg:height="0.355cm" svg:x="1.99cm" svg:y="2.499cm">
        <draw:text-box>
          <text:p text:style-name="P11"><text:span text:style-name="T2">B.G.U. 3, 4</text:span></text:p>
        </draw:text-box>
      </draw:frame>
      <draw:frame text:anchor-type="page" text:anchor-page-number="31" draw:z-index="158" draw:name="Shape1" draw:style-name="gr1" draw:text-style-name="P12" svg:width="11.69cm" svg:height="0.355cm" svg:x="1.99cm" svg:y="2.499cm">
        <draw:text-box>
          <text:p text:style-name="P11"><text:span text:style-name="T2">B.G.U. 4, 5, 6</text:span></text:p>
        </draw:text-box>
      </draw:frame>
      <draw:frame text:anchor-type="page" text:anchor-page-number="33" draw:z-index="159" draw:name="Shape1" draw:style-name="gr1" draw:text-style-name="P12" svg:width="11.69cm" svg:height="0.355cm" svg:x="1.99cm" svg:y="2.499cm">
        <draw:text-box>
          <text:p text:style-name="P11"><text:span text:style-name="T2">B.G.U. 8</text:span></text:p>
        </draw:text-box>
      </draw:frame>
      <draw:frame text:anchor-type="page" text:anchor-page-number="35" draw:z-index="160" draw:name="Shape1" draw:style-name="gr1" draw:text-style-name="P12" svg:width="11.69cm" svg:height="0.355cm" svg:x="1.99cm" svg:y="2.499cm">
        <draw:text-box>
          <text:p text:style-name="P11"><text:span text:style-name="T2">B.G.U. 11, 12</text:span></text:p>
        </draw:text-box>
      </draw:frame>
      <draw:frame text:anchor-type="page" text:anchor-page-number="37" draw:z-index="161" draw:name="Shape1" draw:style-name="gr1" draw:text-style-name="P12" svg:width="11.69cm" svg:height="0.355cm" svg:x="1.99cm" svg:y="2.499cm">
        <draw:text-box>
          <text:p text:style-name="P11"><text:span text:style-name="T2">B.G.U. 13, 14</text:span></text:p>
        </draw:text-box>
      </draw:frame>
      <draw:frame text:anchor-type="page" text:anchor-page-number="39" draw:z-index="162" draw:name="Shape1" draw:style-name="gr1" draw:text-style-name="P12" svg:width="11.69cm" svg:height="0.355cm" svg:x="1.99cm" svg:y="2.499cm">
        <draw:text-box>
          <text:p text:style-name="P11"><text:span text:style-name="T2">B.G.U. 16, 17</text:span></text:p>
        </draw:text-box>
      </draw:frame>
      <draw:frame text:anchor-type="page" text:anchor-page-number="41" draw:z-index="163" draw:name="Shape1" draw:style-name="gr1" draw:text-style-name="P12" svg:width="11.69cm" svg:height="0.355cm" svg:x="1.99cm" svg:y="2.499cm">
        <draw:text-box>
          <text:p text:style-name="P11"><text:span text:style-name="T2">B.G.U. 17, 18</text:span></text:p>
        </draw:text-box>
      </draw:frame>
      <draw:frame text:anchor-type="page" text:anchor-page-number="43" draw:z-index="164" draw:name="Shape1" draw:style-name="gr1" draw:text-style-name="P12" svg:width="11.69cm" svg:height="0.355cm" svg:x="1.99cm" svg:y="2.499cm">
        <draw:text-box>
          <text:p text:style-name="P11"><text:span text:style-name="T2">B.G.U. 18, 19</text:span></text:p>
        </draw:text-box>
      </draw:frame>
      <draw:frame text:anchor-type="page" text:anchor-page-number="45" draw:z-index="165" draw:name="Shape1" draw:style-name="gr1" draw:text-style-name="P12" svg:width="11.69cm" svg:height="0.355cm" svg:x="1.99cm" svg:y="2.499cm">
        <draw:text-box>
          <text:p text:style-name="P11"><text:span text:style-name="T2">B.G.U. 19; P. Berl.Frisk; P. Berl.Leihg. 1, 2</text:span></text:p>
        </draw:text-box>
      </draw:frame>
      <draw:frame text:anchor-type="page" text:anchor-page-number="47" draw:z-index="166" draw:name="Shape1" draw:style-name="gr1" draw:text-style-name="P12" svg:width="11.69cm" svg:height="0.355cm" svg:x="1.99cm" svg:y="2.499cm">
        <draw:text-box>
          <text:p text:style-name="P11"><text:span text:style-name="T2">P. Bingen; P. Bodl. 1</text:span></text:p>
        </draw:text-box>
      </draw:frame>
      <draw:frame text:anchor-type="page" text:anchor-page-number="49" draw:z-index="167" draw:name="Shape1" draw:style-name="gr1" draw:text-style-name="P12" svg:width="11.69cm" svg:height="0.355cm" svg:x="1.99cm" svg:y="2.499cm">
        <draw:text-box>
          <text:p text:style-name="P11"><text:span text:style-name="T2">P. Brem.; P. Brooklyn</text:span></text:p>
        </draw:text-box>
      </draw:frame>
      <draw:frame text:anchor-type="page" text:anchor-page-number="51" draw:z-index="168" draw:name="Shape1" draw:style-name="gr1" draw:text-style-name="P12" svg:width="11.69cm" svg:height="0.355cm" svg:x="1.99cm" svg:y="2.499cm">
        <draw:text-box>
          <text:p text:style-name="P11"><text:span text:style-name="T2">P. Cairo Masp. 1</text:span></text:p>
        </draw:text-box>
      </draw:frame>
      <draw:frame text:anchor-type="page" text:anchor-page-number="53" draw:z-index="169" draw:name="Shape1" draw:style-name="gr1" draw:text-style-name="P12" svg:width="11.69cm" svg:height="0.355cm" svg:x="1.99cm" svg:y="2.499cm">
        <draw:text-box>
          <text:p text:style-name="P11"><text:span text:style-name="T2">P. Cairo Masp. 1</text:span></text:p>
        </draw:text-box>
      </draw:frame>
      <draw:frame text:anchor-type="page" text:anchor-page-number="55" draw:z-index="170" draw:name="Shape1" draw:style-name="gr1" draw:text-style-name="P12" svg:width="11.69cm" svg:height="0.355cm" svg:x="1.99cm" svg:y="2.499cm">
        <draw:text-box>
          <text:p text:style-name="P11"><text:span text:style-name="T2">P. Cairo Masp. 1, 2</text:span></text:p>
        </draw:text-box>
      </draw:frame>
      <draw:frame text:anchor-type="page" text:anchor-page-number="57" draw:z-index="171" draw:name="Shape1" draw:style-name="gr1" draw:text-style-name="P12" svg:width="11.69cm" svg:height="0.355cm" svg:x="1.99cm" svg:y="2.499cm">
        <draw:text-box>
          <text:p text:style-name="P11"><text:span text:style-name="T2">P. Cairo Masp. 3</text:span></text:p>
        </draw:text-box>
      </draw:frame>
      <draw:frame text:anchor-type="page" text:anchor-page-number="59" draw:z-index="172" draw:name="Shape1" draw:style-name="gr1" draw:text-style-name="P12" svg:width="11.69cm" svg:height="0.355cm" svg:x="1.99cm" svg:y="2.499cm">
        <draw:text-box>
          <text:p text:style-name="P11"><text:span text:style-name="T2">P. Cairo Zen. 1, 2</text:span></text:p>
        </draw:text-box>
      </draw:frame>
      <draw:frame text:anchor-type="page" text:anchor-page-number="61" draw:z-index="173" draw:name="Shape1" draw:style-name="gr1" draw:text-style-name="P12" svg:width="11.69cm" svg:height="0.355cm" svg:x="1.99cm" svg:y="2.499cm">
        <draw:text-box>
          <text:p text:style-name="P11"><text:span text:style-name="T2">P. Cairo Zen. 3, 4, 5; Chartae Latinae 12</text:span></text:p>
        </draw:text-box>
      </draw:frame>
      <draw:frame text:anchor-type="page" text:anchor-page-number="63" draw:z-index="174" draw:name="Shape1" draw:style-name="gr1" draw:text-style-name="P12" svg:width="11.69cm" svg:height="0.355cm" svg:x="1.99cm" svg:y="2.499cm">
        <draw:text-box>
          <text:p text:style-name="P11"><text:span text:style-name="T2">P. Colt Ness. 3; P. Col. 1, 2, 5</text:span></text:p>
        </draw:text-box>
      </draw:frame>
      <draw:frame text:anchor-type="page" text:anchor-page-number="65" draw:z-index="175" draw:name="Shape1" draw:style-name="gr1" draw:text-style-name="P12" svg:width="11.69cm" svg:height="0.355cm" svg:x="1.99cm" svg:y="2.499cm">
        <draw:text-box>
          <text:p text:style-name="P11"><text:span text:style-name="T2">P. Col. 5</text:span></text:p>
        </draw:text-box>
      </draw:frame>
      <draw:frame text:anchor-type="page" text:anchor-page-number="67" draw:z-index="176" draw:name="Shape1" draw:style-name="gr1" draw:text-style-name="P12" svg:width="11.69cm" svg:height="0.355cm" svg:x="1.99cm" svg:y="2.499cm">
        <draw:text-box>
          <text:p text:style-name="P11"><text:span text:style-name="T2">P. Col. 5</text:span></text:p>
        </draw:text-box>
      </draw:frame>
      <draw:frame text:anchor-type="page" text:anchor-page-number="69" draw:z-index="177" draw:name="Shape1" draw:style-name="gr1" draw:text-style-name="P12" svg:width="11.69cm" svg:height="0.355cm" svg:x="1.99cm" svg:y="2.499cm">
        <draw:text-box>
          <text:p text:style-name="P11"><text:span text:style-name="T2">P. Col. 5</text:span></text:p>
        </draw:text-box>
      </draw:frame>
      <draw:frame text:anchor-type="page" text:anchor-page-number="71" draw:z-index="178" draw:name="Shape1" draw:style-name="gr1" draw:text-style-name="P12" svg:width="11.69cm" svg:height="0.355cm" svg:x="1.99cm" svg:y="2.499cm">
        <draw:text-box>
          <text:p text:style-name="P11"><text:span text:style-name="T2">P. Col. 8, 10; P. Col.Zen. 1, 2; P. Cornell; C.E.M.L.</text:span></text:p>
        </draw:text-box>
      </draw:frame>
      <draw:frame text:anchor-type="page" text:anchor-page-number="73" draw:z-index="179" draw:name="Shape1" draw:style-name="gr1" draw:text-style-name="P12" svg:width="11.69cm" svg:height="0.355cm" svg:x="1.99cm" svg:y="2.499cm">
        <draw:text-box>
          <text:p text:style-name="P11"><text:span text:style-name="T2">C.P.R. 1, 5, 6, 7</text:span></text:p>
        </draw:text-box>
      </draw:frame>
      <draw:frame text:anchor-type="page" text:anchor-page-number="75" draw:z-index="180" draw:name="Shape1" draw:style-name="gr1" draw:text-style-name="P12" svg:width="11.69cm" svg:height="0.355cm" svg:x="1.99cm" svg:y="2.499cm">
        <draw:text-box>
          <text:p text:style-name="P11"><text:span text:style-name="T2">C.P.R. 13</text:span></text:p>
        </draw:text-box>
      </draw:frame>
      <draw:frame text:anchor-type="page" text:anchor-page-number="77" draw:z-index="181" draw:name="Shape1" draw:style-name="gr1" draw:text-style-name="P12" svg:width="11.69cm" svg:height="0.355cm" svg:x="1.99cm" svg:y="2.499cm">
        <draw:text-box>
          <text:p text:style-name="P11"><text:span text:style-name="T2">C.P.R. 15; C.P.R. 17A; C.P.R. 18, 19</text:span></text:p>
        </draw:text-box>
      </draw:frame>
      <draw:frame text:anchor-type="page" text:anchor-page-number="79" draw:z-index="182" draw:name="Shape1" draw:style-name="gr1" draw:text-style-name="P12" svg:width="11.69cm" svg:height="0.355cm" svg:x="1.99cm" svg:y="2.499cm">
        <draw:text-box>
          <text:p text:style-name="P11"><text:span text:style-name="T2">C.P.R. 19</text:span></text:p>
        </draw:text-box>
      </draw:frame>
      <draw:frame text:anchor-type="page" text:anchor-page-number="81" draw:z-index="183" draw:name="Shape1" draw:style-name="gr1" draw:text-style-name="P12" svg:width="11.69cm" svg:height="0.355cm" svg:x="1.99cm" svg:y="2.499cm">
        <draw:text-box>
          <text:p text:style-name="P11"><text:span text:style-name="T2">C.P.R. 19</text:span></text:p>
        </draw:text-box>
      </draw:frame>
      <draw:frame text:anchor-type="page" text:anchor-page-number="83" draw:z-index="184" draw:name="Shape1" draw:style-name="gr1" draw:text-style-name="P12" svg:width="11.69cm" svg:height="0.355cm" svg:x="1.99cm" svg:y="2.499cm">
        <draw:text-box>
          <text:p text:style-name="P11"><text:span text:style-name="T2">C.P.R. 19</text:span></text:p>
        </draw:text-box>
      </draw:frame>
      <draw:frame text:anchor-type="page" text:anchor-page-number="85" draw:z-index="185" draw:name="Shape1" draw:style-name="gr1" draw:text-style-name="P12" svg:width="11.69cm" svg:height="0.355cm" svg:x="1.99cm" svg:y="2.499cm">
        <draw:text-box>
          <text:p text:style-name="P11"><text:span text:style-name="T2">C.P.R. 20, 22, 23</text:span></text:p>
        </draw:text-box>
      </draw:frame>
      <draw:frame text:anchor-type="page" text:anchor-page-number="87" draw:z-index="186" draw:name="Shape1" draw:style-name="gr1" draw:text-style-name="P12" svg:width="11.69cm" svg:height="0.355cm" svg:x="1.99cm" svg:y="2.499cm">
        <draw:text-box>
          <text:p text:style-name="P11"><text:span text:style-name="T2">P. Dryton; P. Dub.; P. Dura; P. Edfou 1; P. Eirene 2</text:span></text:p>
        </draw:text-box>
      </draw:frame>
      <draw:frame text:anchor-type="page" text:anchor-page-number="89" draw:z-index="187" draw:name="Shape1" draw:style-name="gr1" draw:text-style-name="P12" svg:width="11.69cm" svg:height="0.355cm" svg:x="1.99cm" svg:y="2.499cm">
        <draw:text-box>
          <text:p text:style-name="P11"><text:span text:style-name="T2">P. Eleph.; P. Eleph. D.A.I.K.; P. Enteuxeis</text:span></text:p>
        </draw:text-box>
      </draw:frame>
      <draw:frame text:anchor-type="page" text:anchor-page-number="91" draw:z-index="188" draw:name="Shape1" draw:style-name="gr1" draw:text-style-name="P12" svg:width="11.69cm" svg:height="0.355cm" svg:x="1.99cm" svg:y="2.499cm">
        <draw:text-box>
          <text:p text:style-name="P11"><text:span text:style-name="T2">P. Erlangen</text:span></text:p>
        </draw:text-box>
      </draw:frame>
      <draw:frame text:anchor-type="page" text:anchor-page-number="93" draw:z-index="189" draw:name="Shape1" draw:style-name="gr1" draw:text-style-name="P12" svg:width="11.69cm" svg:height="0.355cm" svg:x="1.99cm" svg:y="2.499cm">
        <draw:text-box>
          <text:p text:style-name="P11"><text:span text:style-name="T2">P. Fay.</text:span></text:p>
        </draw:text-box>
      </draw:frame>
      <draw:frame text:anchor-type="page" text:anchor-page-number="95" draw:z-index="190" draw:name="Shape1" draw:style-name="gr1" draw:text-style-name="P12" svg:width="11.69cm" svg:height="0.355cm" svg:x="1.99cm" svg:y="2.499cm">
        <draw:text-box>
          <text:p text:style-name="P11"><text:span text:style-name="T2">P. Flor. 2, 3</text:span></text:p>
        </draw:text-box>
      </draw:frame>
      <draw:frame text:anchor-type="page" text:anchor-page-number="97" draw:z-index="191" draw:name="Shape1" draw:style-name="gr1" draw:text-style-name="P12" svg:width="11.69cm" svg:height="0.355cm" svg:x="1.99cm" svg:y="2.499cm">
        <draw:text-box>
          <text:p text:style-name="P11"><text:span text:style-name="T2">P. Flor. 3</text:span></text:p>
        </draw:text-box>
      </draw:frame>
      <draw:frame text:anchor-type="page" text:anchor-page-number="99" draw:z-index="192" draw:name="Shape1" draw:style-name="gr1" draw:text-style-name="P12" svg:width="11.69cm" svg:height="0.355cm" svg:x="1.99cm" svg:y="2.499cm">
        <draw:text-box>
          <text:p text:style-name="P11"><text:span text:style-name="T2">P. Freib. 3, 4; P. Genf 1 (2. Aufl.); P. Genf 2</text:span></text:p>
        </draw:text-box>
      </draw:frame>
      <draw:frame text:anchor-type="page" text:anchor-page-number="101" draw:z-index="193" draw:name="Shape1" draw:style-name="gr1" draw:text-style-name="P12" svg:width="11.69cm" svg:height="0.355cm" svg:x="1.99cm" svg:y="2.499cm">
        <draw:text-box>
          <text:p text:style-name="P11"><text:span text:style-name="T2">P. Giss.; P. Giss.Apoll.</text:span></text:p>
        </draw:text-box>
      </draw:frame>
      <draw:frame text:anchor-type="page" text:anchor-page-number="103" draw:z-index="194" draw:name="Shape1" draw:style-name="gr1" draw:text-style-name="P12" svg:width="11.69cm" svg:height="0.355cm" svg:x="1.99cm" svg:y="2.499cm">
        <draw:text-box>
          <text:p text:style-name="P11"><text:span text:style-name="T2">P. Got.; P. Grad.; P. Graux 3; P. Grenf. 1, 2</text:span></text:p>
        </draw:text-box>
      </draw:frame>
      <draw:frame text:anchor-type="page" text:anchor-page-number="105" draw:z-index="195" draw:name="Shape1" draw:style-name="gr1" draw:text-style-name="P12" svg:width="11.69cm" svg:height="0.355cm" svg:x="1.99cm" svg:y="2.499cm">
        <draw:text-box>
          <text:p text:style-name="P11"><text:span text:style-name="T2">P. Hamb. 1, 2, 3, 4</text:span></text:p>
        </draw:text-box>
      </draw:frame>
      <draw:frame text:anchor-type="page" text:anchor-page-number="107" draw:z-index="196" draw:name="Shape1" draw:style-name="gr1" draw:text-style-name="P12" svg:width="11.69cm" svg:height="0.355cm" svg:x="1.99cm" svg:y="2.499cm">
        <draw:text-box>
          <text:p text:style-name="P11"><text:span text:style-name="T2">P. Harr. 1, 2</text:span></text:p>
        </draw:text-box>
      </draw:frame>
      <draw:frame text:anchor-type="page" text:anchor-page-number="109" draw:z-index="197" draw:name="Shape1" draw:style-name="gr1" draw:text-style-name="P12" svg:width="11.69cm" svg:height="0.355cm" svg:x="1.99cm" svg:y="2.499cm">
        <draw:text-box>
          <text:p text:style-name="P11"><text:span text:style-name="T2">P. Heid. 6</text:span></text:p>
        </draw:text-box>
      </draw:frame>
      <draw:frame text:anchor-type="page" text:anchor-page-number="111" draw:z-index="198" draw:name="Shape1" draw:style-name="gr1" draw:text-style-name="P12" svg:width="11.69cm" svg:height="0.355cm" svg:x="1.99cm" svg:y="2.499cm">
        <draw:text-box>
          <text:p text:style-name="P11"><text:span text:style-name="T2">P. Hels. 1; P. Herm.Rees; P. Hib. 1</text:span></text:p>
        </draw:text-box>
      </draw:frame>
      <draw:frame text:anchor-type="page" text:anchor-page-number="113" draw:z-index="199" draw:name="Shape1" draw:style-name="gr1" draw:text-style-name="P12" svg:width="11.69cm" svg:height="0.355cm" svg:x="1.99cm" svg:y="2.499cm">
        <draw:text-box>
          <text:p text:style-name="P11"><text:span text:style-name="T2">P. Horak</text:span></text:p>
        </draw:text-box>
      </draw:frame>
      <draw:frame text:anchor-type="page" text:anchor-page-number="115" draw:z-index="200" draw:name="Shape1" draw:style-name="gr1" draw:text-style-name="P12" svg:width="11.69cm" svg:height="0.355cm" svg:x="1.99cm" svg:y="2.499cm">
        <draw:text-box>
          <text:p text:style-name="P11"><text:span text:style-name="T2">P. Jand. 2, 3, 6, 8</text:span></text:p>
        </draw:text-box>
      </draw:frame>
      <draw:frame text:anchor-type="page" text:anchor-page-number="117" draw:z-index="201" draw:name="Shape1" draw:style-name="gr1" draw:text-style-name="P12" svg:width="11.69cm" svg:height="0.355cm" svg:x="1.99cm" svg:y="2.499cm">
        <draw:text-box>
          <text:p text:style-name="P11"><text:span text:style-name="T2">P. Köln 3, 4, 5, 6</text:span></text:p>
        </draw:text-box>
      </draw:frame>
      <draw:frame text:anchor-type="page" text:anchor-page-number="119" draw:z-index="202" draw:name="Shape1" draw:style-name="gr1" draw:text-style-name="P12" svg:width="11.69cm" svg:height="0.355cm" svg:x="1.99cm" svg:y="2.499cm">
        <draw:text-box>
          <text:p text:style-name="P11"><text:span text:style-name="T2">P. Köln 10; P. Landlisten; P. Laur. 2, 3</text:span></text:p>
        </draw:text-box>
      </draw:frame>
      <draw:frame text:anchor-type="page" text:anchor-page-number="121" draw:z-index="203" draw:name="Shape1" draw:style-name="gr1" draw:text-style-name="P12" svg:width="11.69cm" svg:height="0.355cm" svg:x="1.99cm" svg:y="2.499cm">
        <draw:text-box>
          <text:p text:style-name="P11"><text:span text:style-name="T2">P. Lille 1, 2; P. Lips. 1</text:span></text:p>
        </draw:text-box>
      </draw:frame>
      <draw:frame text:anchor-type="page" text:anchor-page-number="123" draw:z-index="204" draw:name="Shape1" draw:style-name="gr1" draw:text-style-name="P12" svg:width="11.69cm" svg:height="0.355cm" svg:x="1.99cm" svg:y="2.499cm">
        <draw:text-box>
          <text:p text:style-name="P11"><text:span text:style-name="T2">P. Lond. 1, 2</text:span></text:p>
        </draw:text-box>
      </draw:frame>
      <draw:frame text:anchor-type="page" text:anchor-page-number="125" draw:z-index="205" draw:name="Shape1" draw:style-name="gr1" draw:text-style-name="P12" svg:width="11.69cm" svg:height="0.355cm" svg:x="1.99cm" svg:y="2.499cm">
        <draw:text-box>
          <text:p text:style-name="P11"><text:span text:style-name="T2">P. Lond. 3</text:span></text:p>
        </draw:text-box>
      </draw:frame>
      <draw:frame text:anchor-type="page" text:anchor-page-number="127" draw:z-index="206" draw:name="Shape1" draw:style-name="gr1" draw:text-style-name="P12" svg:width="11.69cm" svg:height="0.355cm" svg:x="1.99cm" svg:y="2.499cm">
        <draw:text-box>
          <text:p text:style-name="P11"><text:span text:style-name="T2">P. Lond. 5</text:span></text:p>
        </draw:text-box>
      </draw:frame>
      <draw:frame text:anchor-type="page" text:anchor-page-number="129" draw:z-index="207" draw:name="Shape1" draw:style-name="gr1" draw:text-style-name="P12" svg:width="11.69cm" svg:height="0.355cm" svg:x="1.99cm" svg:y="2.499cm">
        <draw:text-box>
          <text:p text:style-name="P11"><text:span text:style-name="T2">P. Lond. 7; P. Louvre 1, 2</text:span></text:p>
        </draw:text-box>
      </draw:frame>
      <draw:frame text:anchor-type="page" text:anchor-page-number="131" draw:z-index="208" draw:name="Shape1" draw:style-name="gr1" draw:text-style-name="P12" svg:width="11.69cm" svg:height="0.355cm" svg:x="1.99cm" svg:y="2.499cm">
        <draw:text-box>
          <text:p text:style-name="P11"><text:span text:style-name="T2">P. L.Bat. 6, 11, 13, 16</text:span></text:p>
        </draw:text-box>
      </draw:frame>
      <draw:frame text:anchor-type="page" text:anchor-page-number="133" draw:z-index="209" draw:name="Shape1" draw:style-name="gr1" draw:text-style-name="P12" svg:width="11.69cm" svg:height="0.355cm" svg:x="1.99cm" svg:y="2.499cm">
        <draw:text-box>
          <text:p text:style-name="P11"><text:span text:style-name="T2">P. L.Bat. 20, 22, 25, 32</text:span></text:p>
        </draw:text-box>
      </draw:frame>
      <draw:frame text:anchor-type="page" text:anchor-page-number="135" draw:z-index="210" draw:name="Shape1" draw:style-name="gr1" draw:text-style-name="P12" svg:width="11.69cm" svg:height="0.355cm" svg:x="1.99cm" svg:y="2.499cm">
        <draw:text-box>
          <text:p text:style-name="P11"><text:span text:style-name="T2">P. Merton 1, 2; P. Michael.</text:span></text:p>
        </draw:text-box>
      </draw:frame>
      <draw:frame text:anchor-type="page" text:anchor-page-number="137" draw:z-index="211" draw:name="Shape1" draw:style-name="gr1" draw:text-style-name="P12" svg:width="11.69cm" svg:height="0.355cm" svg:x="1.99cm" svg:y="2.499cm">
        <draw:text-box>
          <text:p text:style-name="P11"><text:span text:style-name="T2">P. Mich. 5, 6, 7, 8</text:span></text:p>
        </draw:text-box>
      </draw:frame>
      <draw:frame text:anchor-type="page" text:anchor-page-number="139" draw:z-index="212" draw:name="Shape1" draw:style-name="gr1" draw:text-style-name="P12" svg:width="11.69cm" svg:height="0.355cm" svg:x="1.99cm" svg:y="2.499cm">
        <draw:text-box>
          <text:p text:style-name="P11"><text:span text:style-name="T2">P. Mich. 13</text:span></text:p>
        </draw:text-box>
      </draw:frame>
      <draw:frame text:anchor-type="page" text:anchor-page-number="141" draw:z-index="213" draw:name="Shape1" draw:style-name="gr1" draw:text-style-name="P12" svg:width="11.69cm" svg:height="0.355cm" svg:x="1.99cm" svg:y="2.499cm">
        <draw:text-box>
          <text:p text:style-name="P11"><text:span text:style-name="T2">P. Mich. 18; P. Mich.Zen.; P. Mil.Vogl. 1, 2</text:span></text:p>
        </draw:text-box>
      </draw:frame>
      <draw:frame text:anchor-type="page" text:anchor-page-number="143" draw:z-index="214" draw:name="Shape1" draw:style-name="gr1" draw:text-style-name="P12" svg:width="11.69cm" svg:height="0.355cm" svg:x="1.99cm" svg:y="2.499cm">
        <draw:text-box>
          <text:p text:style-name="P11"><text:span text:style-name="T2">Mitteis, Chrest.; P. Mon. 3; P. Mon.Apollo; P. Nag Hammadi</text:span></text:p>
        </draw:text-box>
      </draw:frame>
      <draw:frame text:anchor-type="page" text:anchor-page-number="145" draw:z-index="215" draw:name="Shape1" draw:style-name="gr1" draw:text-style-name="P12" svg:width="11.69cm" svg:height="0.355cm" svg:x="1.99cm" svg:y="2.499cm">
        <draw:text-box>
          <text:p text:style-name="P11"><text:span text:style-name="T2">P. Oslo 3; P. Oxy. 1</text:span></text:p>
        </draw:text-box>
      </draw:frame>
      <draw:frame text:anchor-type="page" text:anchor-page-number="147" draw:z-index="216" draw:name="Shape1" draw:style-name="gr1" draw:text-style-name="P12" svg:width="11.69cm" svg:height="0.355cm" svg:x="1.99cm" svg:y="2.499cm">
        <draw:text-box>
          <text:p text:style-name="P11"><text:span text:style-name="T2">P. Oxy. 2, 3</text:span></text:p>
        </draw:text-box>
      </draw:frame>
      <draw:frame text:anchor-type="page" text:anchor-page-number="149" draw:z-index="217" draw:name="Shape1" draw:style-name="gr1" draw:text-style-name="P12" svg:width="11.69cm" svg:height="0.355cm" svg:x="1.99cm" svg:y="2.499cm">
        <draw:text-box>
          <text:p text:style-name="P11"><text:span text:style-name="T2">P. Oxy. 4, 6</text:span></text:p>
        </draw:text-box>
      </draw:frame>
      <draw:frame text:anchor-type="page" text:anchor-page-number="151" draw:z-index="218" draw:name="Shape1" draw:style-name="gr1" draw:text-style-name="P12" svg:width="11.69cm" svg:height="0.355cm" svg:x="1.99cm" svg:y="2.499cm">
        <draw:text-box>
          <text:p text:style-name="P11"><text:span text:style-name="T2">P. Oxy. 7, 8, 9, 10</text:span></text:p>
        </draw:text-box>
      </draw:frame>
      <draw:frame text:anchor-type="page" text:anchor-page-number="153" draw:z-index="219" draw:name="Shape1" draw:style-name="gr1" draw:text-style-name="P12" svg:width="11.69cm" svg:height="0.355cm" svg:x="1.99cm" svg:y="2.499cm">
        <draw:text-box>
          <text:p text:style-name="P11"><text:span text:style-name="T2">P. Oxy. 12, 14</text:span></text:p>
        </draw:text-box>
      </draw:frame>
      <draw:frame text:anchor-type="page" text:anchor-page-number="155" draw:z-index="220" draw:name="Shape1" draw:style-name="gr1" draw:text-style-name="P12" svg:width="11.69cm" svg:height="0.355cm" svg:x="1.99cm" svg:y="2.499cm">
        <draw:text-box>
          <text:p text:style-name="P11"><text:span text:style-name="T2">P. Oxy. 16</text:span></text:p>
        </draw:text-box>
      </draw:frame>
      <draw:frame text:anchor-type="page" text:anchor-page-number="157" draw:z-index="221" draw:name="Shape1" draw:style-name="gr1" draw:text-style-name="P12" svg:width="11.69cm" svg:height="0.355cm" svg:x="1.99cm" svg:y="2.499cm">
        <draw:text-box>
          <text:p text:style-name="P11"><text:span text:style-name="T2">P. Oxy. 17, 18, 19, 20, 22</text:span></text:p>
        </draw:text-box>
      </draw:frame>
      <draw:frame text:anchor-type="page" text:anchor-page-number="159" draw:z-index="222" draw:name="Shape1" draw:style-name="gr1" draw:text-style-name="P12" svg:width="11.69cm" svg:height="0.355cm" svg:x="1.99cm" svg:y="2.499cm">
        <draw:text-box>
          <text:p text:style-name="P11"><text:span text:style-name="T2">P. Oxy. 31, 33, 34, 36, 38, 40</text:span></text:p>
        </draw:text-box>
      </draw:frame>
      <draw:frame text:anchor-type="page" text:anchor-page-number="161" draw:z-index="223" draw:name="Shape1" draw:style-name="gr1" draw:text-style-name="P12" svg:width="11.69cm" svg:height="0.355cm" svg:x="1.99cm" svg:y="2.499cm">
        <draw:text-box>
          <text:p text:style-name="P11"><text:span text:style-name="T2">P. Oxy. 43, 44, 45, 46</text:span></text:p>
        </draw:text-box>
      </draw:frame>
      <draw:frame text:anchor-type="page" text:anchor-page-number="163" draw:z-index="224" draw:name="Shape1" draw:style-name="gr1" draw:text-style-name="P12" svg:width="11.69cm" svg:height="0.355cm" svg:x="1.99cm" svg:y="2.499cm">
        <draw:text-box>
          <text:p text:style-name="P11"><text:span text:style-name="T2">P. Oxy. 49, 50, 51</text:span></text:p>
        </draw:text-box>
      </draw:frame>
      <draw:frame text:anchor-type="page" text:anchor-page-number="165" draw:z-index="225" draw:name="Shape1" draw:style-name="gr1" draw:text-style-name="P12" svg:width="11.69cm" svg:height="0.355cm" svg:x="1.99cm" svg:y="2.499cm">
        <draw:text-box>
          <text:p text:style-name="P11"><text:span text:style-name="T2">P. Oxy. 58, 59, 60, 61, 62, 63</text:span></text:p>
        </draw:text-box>
      </draw:frame>
      <draw:frame text:anchor-type="page" text:anchor-page-number="167" draw:z-index="226" draw:name="Shape1" draw:style-name="gr1" draw:text-style-name="P12" svg:width="11.69cm" svg:height="0.355cm" svg:x="1.99cm" svg:y="2.499cm">
        <draw:text-box>
          <text:p text:style-name="P11"><text:span text:style-name="T2">P. Oxy. 68, 69, 70, 71, 72; P. Oxy.Hels.; P. Palau Rib.; P. Panop.</text:span></text:p>
        </draw:text-box>
      </draw:frame>
      <draw:frame text:anchor-type="page" text:anchor-page-number="169" draw:z-index="227" draw:name="Shape1" draw:style-name="gr1" draw:text-style-name="P12" svg:width="11.69cm" svg:height="0.355cm" svg:x="1.99cm" svg:y="2.499cm">
        <draw:text-box>
          <text:p text:style-name="P11"><text:span text:style-name="T2">P. Paramone; P. Petaüs; P. Petra 1</text:span></text:p>
        </draw:text-box>
      </draw:frame>
      <draw:frame text:anchor-type="page" text:anchor-page-number="171" draw:z-index="228" draw:name="Shape1" draw:style-name="gr1" draw:text-style-name="P12" svg:width="11.69cm" svg:height="0.355cm" svg:x="1.99cm" svg:y="2.499cm">
        <draw:text-box>
          <text:p text:style-name="P11"><text:span text:style-name="T2">P. Petr. 2, 3</text:span></text:p>
        </draw:text-box>
      </draw:frame>
      <draw:frame text:anchor-type="page" text:anchor-page-number="173" draw:z-index="229" draw:name="Shape1" draw:style-name="gr1" draw:text-style-name="P12" svg:width="11.69cm" svg:height="0.355cm" svg:x="1.99cm" svg:y="2.499cm">
        <draw:text-box>
          <text:p text:style-name="P11"><text:span text:style-name="T2">P. Petr. 3; P. Petr. 1 (2. Aufl.); P. Pher.; P. Phil.</text:span></text:p>
        </draw:text-box>
      </draw:frame>
      <draw:frame text:anchor-type="page" text:anchor-page-number="175" draw:z-index="230" draw:name="Shape1" draw:style-name="gr1" draw:text-style-name="P12" svg:width="11.69cm" svg:height="0.355cm" svg:x="1.99cm" svg:y="2.499cm">
        <draw:text-box>
          <text:p text:style-name="P11"><text:span text:style-name="T2">P. Prag. 1, 2</text:span></text:p>
        </draw:text-box>
      </draw:frame>
      <draw:frame text:anchor-type="page" text:anchor-page-number="177" draw:z-index="231" draw:name="Shape1" draw:style-name="gr1" draw:text-style-name="P12" svg:width="11.69cm" svg:height="0.355cm" svg:x="1.99cm" svg:y="2.499cm">
        <draw:text-box>
          <text:p text:style-name="P11"><text:span text:style-name="T2">P. Rainer Cent.; P. Rein. 1, 2</text:span></text:p>
        </draw:text-box>
      </draw:frame>
      <draw:frame text:anchor-type="page" text:anchor-page-number="179" draw:z-index="232" draw:name="Shape1" draw:style-name="gr1" draw:text-style-name="P12" svg:width="11.69cm" svg:height="0.355cm" svg:x="1.99cm" svg:y="2.499cm">
        <draw:text-box>
          <text:p text:style-name="P11"><text:span text:style-name="T2">P. Rein. 2</text:span></text:p>
        </draw:text-box>
      </draw:frame>
      <draw:frame text:anchor-type="page" text:anchor-page-number="181" draw:z-index="233" draw:name="Shape1" draw:style-name="gr1" draw:text-style-name="P12" svg:width="11.69cm" svg:height="0.355cm" svg:x="1.99cm" svg:y="2.499cm">
        <draw:text-box>
          <text:p text:style-name="P11"><text:span text:style-name="T2">P. Rein. 2</text:span></text:p>
        </draw:text-box>
      </draw:frame>
      <draw:frame text:anchor-type="page" text:anchor-page-number="183" draw:z-index="234" draw:name="Shape1" draw:style-name="gr1" draw:text-style-name="P12" svg:width="11.69cm" svg:height="0.355cm" svg:x="1.99cm" svg:y="2.499cm">
        <draw:text-box>
          <text:p text:style-name="P11"><text:span text:style-name="T2">P. Rein. 2; P. Rev.Laws; P. Ross.-Georg. 2, 3</text:span></text:p>
        </draw:text-box>
      </draw:frame>
      <draw:frame text:anchor-type="page" text:anchor-page-number="185" draw:z-index="235" draw:name="Shape1" draw:style-name="gr1" draw:text-style-name="P12" svg:width="11.69cm" svg:height="0.355cm" svg:x="1.99cm" svg:y="2.499cm">
        <draw:text-box>
          <text:p text:style-name="P11"><text:span text:style-name="T2">P. Ryl. 2, 4</text:span></text:p>
        </draw:text-box>
      </draw:frame>
      <draw:frame text:anchor-type="page" text:anchor-page-number="187" draw:z-index="236" draw:name="Shape1" draw:style-name="gr1" draw:text-style-name="P12" svg:width="11.69cm" svg:height="0.355cm" svg:x="1.99cm" svg:y="2.499cm">
        <draw:text-box>
          <text:p text:style-name="P11"><text:span text:style-name="T2">P. Ryl. 4</text:span></text:p>
        </draw:text-box>
      </draw:frame>
      <draw:frame text:anchor-type="page" text:anchor-page-number="189" draw:z-index="237" draw:name="Shape1" draw:style-name="gr1" draw:text-style-name="P12" svg:width="11.69cm" svg:height="0.355cm" svg:x="1.99cm" svg:y="2.499cm">
        <draw:text-box>
          <text:p text:style-name="P11"><text:span text:style-name="T2">P. Ryl. 4</text:span></text:p>
        </draw:text-box>
      </draw:frame>
      <draw:frame text:anchor-type="page" text:anchor-page-number="191" draw:z-index="238" draw:name="Shape1" draw:style-name="gr1" draw:text-style-name="P12" svg:width="11.69cm" svg:height="0.355cm" svg:x="1.99cm" svg:y="2.499cm">
        <draw:text-box>
          <text:p text:style-name="P11"><text:span text:style-name="T2">P. Ryl. 4; P. Sakaon; S.B. 1</text:span></text:p>
        </draw:text-box>
      </draw:frame>
      <draw:frame text:anchor-type="page" text:anchor-page-number="193" draw:z-index="239" draw:name="Shape1" draw:style-name="gr1" draw:text-style-name="P12" svg:width="11.69cm" svg:height="0.355cm" svg:x="1.99cm" svg:y="2.499cm">
        <draw:text-box>
          <text:p text:style-name="P11"><text:span text:style-name="T2">S.B. 1</text:span></text:p>
        </draw:text-box>
      </draw:frame>
      <draw:frame text:anchor-type="page" text:anchor-page-number="195" draw:z-index="240" draw:name="Shape1" draw:style-name="gr1" draw:text-style-name="P12" svg:width="11.69cm" svg:height="0.355cm" svg:x="1.99cm" svg:y="2.499cm">
        <draw:text-box>
          <text:p text:style-name="P11"><text:span text:style-name="T2">S.B. 1, 3</text:span></text:p>
        </draw:text-box>
      </draw:frame>
      <draw:frame text:anchor-type="page" text:anchor-page-number="197" draw:z-index="241" draw:name="Shape1" draw:style-name="gr1" draw:text-style-name="P12" svg:width="11.69cm" svg:height="0.355cm" svg:x="1.99cm" svg:y="2.499cm">
        <draw:text-box>
          <text:p text:style-name="P11"><text:span text:style-name="T2">S.B. 5</text:span></text:p>
        </draw:text-box>
      </draw:frame>
      <draw:frame text:anchor-type="page" text:anchor-page-number="199" draw:z-index="242" draw:name="Shape1" draw:style-name="gr1" draw:text-style-name="P12" svg:width="11.69cm" svg:height="0.355cm" svg:x="1.99cm" svg:y="2.499cm">
        <draw:text-box>
          <text:p text:style-name="P11"><text:span text:style-name="T2">S.B. 5, 6</text:span></text:p>
        </draw:text-box>
      </draw:frame>
      <draw:frame text:anchor-type="page" text:anchor-page-number="201" draw:z-index="243" draw:name="Shape1" draw:style-name="gr1" draw:text-style-name="P12" svg:width="11.69cm" svg:height="0.355cm" svg:x="1.99cm" svg:y="2.499cm">
        <draw:text-box>
          <text:p text:style-name="P11"><text:span text:style-name="T2">S.B. 6</text:span></text:p>
        </draw:text-box>
      </draw:frame>
      <draw:frame text:anchor-type="page" text:anchor-page-number="203" draw:z-index="244" draw:name="Shape1" draw:style-name="gr1" draw:text-style-name="P12" svg:width="11.69cm" svg:height="0.355cm" svg:x="1.99cm" svg:y="2.499cm">
        <draw:text-box>
          <text:p text:style-name="P11"><text:span text:style-name="T2">S.B. 6</text:span></text:p>
        </draw:text-box>
      </draw:frame>
      <draw:frame text:anchor-type="page" text:anchor-page-number="205" draw:z-index="245" draw:name="Shape1" draw:style-name="gr1" draw:text-style-name="P12" svg:width="11.69cm" svg:height="0.355cm" svg:x="1.99cm" svg:y="2.499cm">
        <draw:text-box>
          <text:p text:style-name="P11"><text:span text:style-name="T2">S.B. 8, 10</text:span></text:p>
        </draw:text-box>
      </draw:frame>
      <draw:frame text:anchor-type="page" text:anchor-page-number="207" draw:z-index="246" draw:name="Shape1" draw:style-name="gr1" draw:text-style-name="P12" svg:width="11.69cm" svg:height="0.355cm" svg:x="1.99cm" svg:y="2.499cm">
        <draw:text-box>
          <text:p text:style-name="P11"><text:span text:style-name="T2">S.B. 12</text:span></text:p>
        </draw:text-box>
      </draw:frame>
      <draw:frame text:anchor-type="page" text:anchor-page-number="209" draw:z-index="247" draw:name="Shape1" draw:style-name="gr1" draw:text-style-name="P12" svg:width="11.69cm" svg:height="0.355cm" svg:x="1.99cm" svg:y="2.499cm">
        <draw:text-box>
          <text:p text:style-name="P11"><text:span text:style-name="T2">S.B. 12, 14</text:span></text:p>
        </draw:text-box>
      </draw:frame>
      <draw:frame text:anchor-type="page" text:anchor-page-number="211" draw:z-index="248" draw:name="Shape1" draw:style-name="gr1" draw:text-style-name="P12" svg:width="11.69cm" svg:height="0.355cm" svg:x="1.99cm" svg:y="2.499cm">
        <draw:text-box>
          <text:p text:style-name="P11"><text:span text:style-name="T2">S.B. 14</text:span></text:p>
        </draw:text-box>
      </draw:frame>
      <draw:frame text:anchor-type="page" text:anchor-page-number="213" draw:z-index="249" draw:name="Shape1" draw:style-name="gr1" draw:text-style-name="P12" svg:width="11.69cm" svg:height="0.355cm" svg:x="1.99cm" svg:y="2.499cm">
        <draw:text-box>
          <text:p text:style-name="P11"><text:span text:style-name="T2">S.B. 16</text:span></text:p>
        </draw:text-box>
      </draw:frame>
      <draw:frame text:anchor-type="page" text:anchor-page-number="215" draw:z-index="250" draw:name="Shape1" draw:style-name="gr1" draw:text-style-name="P12" svg:width="11.69cm" svg:height="0.355cm" svg:x="1.99cm" svg:y="2.499cm">
        <draw:text-box>
          <text:p text:style-name="P11"><text:span text:style-name="T2">S.B. 16</text:span></text:p>
        </draw:text-box>
      </draw:frame>
      <draw:frame text:anchor-type="page" text:anchor-page-number="217" draw:z-index="251" draw:name="Shape1" draw:style-name="gr1" draw:text-style-name="P12" svg:width="11.69cm" svg:height="0.355cm" svg:x="1.99cm" svg:y="2.499cm">
        <draw:text-box>
          <text:p text:style-name="P11"><text:span text:style-name="T2">S.B. 18</text:span></text:p>
        </draw:text-box>
      </draw:frame>
      <draw:frame text:anchor-type="page" text:anchor-page-number="219" draw:z-index="252" draw:name="Shape1" draw:style-name="gr1" draw:text-style-name="P12" svg:width="11.69cm" svg:height="0.355cm" svg:x="1.99cm" svg:y="2.499cm">
        <draw:text-box>
          <text:p text:style-name="P11"><text:span text:style-name="T2">S.B. 18</text:span></text:p>
        </draw:text-box>
      </draw:frame>
      <draw:frame text:anchor-type="page" text:anchor-page-number="221" draw:z-index="253" draw:name="Shape1" draw:style-name="gr1" draw:text-style-name="P12" svg:width="11.69cm" svg:height="0.355cm" svg:x="1.99cm" svg:y="2.499cm">
        <draw:text-box>
          <text:p text:style-name="P11"><text:span text:style-name="T2">S.B. 20</text:span></text:p>
        </draw:text-box>
      </draw:frame>
      <draw:frame text:anchor-type="page" text:anchor-page-number="223" draw:z-index="254" draw:name="Shape1" draw:style-name="gr1" draw:text-style-name="P12" svg:width="11.69cm" svg:height="0.355cm" svg:x="1.99cm" svg:y="2.499cm">
        <draw:text-box>
          <text:p text:style-name="P11"><text:span text:style-name="T2">S.B. 20</text:span></text:p>
        </draw:text-box>
      </draw:frame>
      <draw:frame text:anchor-type="page" text:anchor-page-number="225" draw:z-index="255" draw:name="Shape1" draw:style-name="gr1" draw:text-style-name="P12" svg:width="11.69cm" svg:height="0.355cm" svg:x="1.99cm" svg:y="2.499cm">
        <draw:text-box>
          <text:p text:style-name="P11"><text:span text:style-name="T2">S.B. 22</text:span></text:p>
        </draw:text-box>
      </draw:frame>
      <draw:frame text:anchor-type="page" text:anchor-page-number="227" draw:z-index="256" draw:name="Shape1" draw:style-name="gr1" draw:text-style-name="P12" svg:width="11.69cm" svg:height="0.355cm" svg:x="1.99cm" svg:y="2.499cm">
        <draw:text-box>
          <text:p text:style-name="P11"><text:span text:style-name="T2">S.B. 22, 24</text:span></text:p>
        </draw:text-box>
      </draw:frame>
      <draw:frame text:anchor-type="page" text:anchor-page-number="229" draw:z-index="257" draw:name="Shape1" draw:style-name="gr1" draw:text-style-name="P12" svg:width="11.69cm" svg:height="0.355cm" svg:x="1.99cm" svg:y="2.499cm">
        <draw:text-box>
          <text:p text:style-name="P11"><text:span text:style-name="T2">S.B. 24, 26</text:span></text:p>
        </draw:text-box>
      </draw:frame>
      <draw:frame text:anchor-type="page" text:anchor-page-number="231" draw:z-index="258" draw:name="Shape1" draw:style-name="gr1" draw:text-style-name="P12" svg:width="11.69cm" svg:height="0.355cm" svg:x="1.99cm" svg:y="2.499cm">
        <draw:text-box>
          <text:p text:style-name="P11"><text:span text:style-name="T2">S.B. 26, 28; P. Sarap.</text:span></text:p>
        </draw:text-box>
      </draw:frame>
      <draw:frame text:anchor-type="page" text:anchor-page-number="233" draw:z-index="259" draw:name="Shape1" draw:style-name="gr1" draw:text-style-name="P12" svg:width="11.69cm" svg:height="0.355cm" svg:x="1.99cm" svg:y="2.499cm">
        <draw:text-box>
          <text:p text:style-name="P11"><text:span text:style-name="T2">P. Soc. 1, 3, 4</text:span></text:p>
        </draw:text-box>
      </draw:frame>
      <draw:frame text:anchor-type="page" text:anchor-page-number="235" draw:z-index="260" draw:name="Shape1" draw:style-name="gr1" draw:text-style-name="P12" svg:width="11.69cm" svg:height="0.355cm" svg:x="1.99cm" svg:y="2.499cm">
        <draw:text-box>
          <text:p text:style-name="P11"><text:span text:style-name="T2">P. Soc. 6, 7, 8, 9</text:span></text:p>
        </draw:text-box>
      </draw:frame>
      <draw:frame text:anchor-type="page" text:anchor-page-number="237" draw:z-index="261" draw:name="Shape1" draw:style-name="gr1" draw:text-style-name="P12" svg:width="11.69cm" svg:height="0.355cm" svg:x="1.99cm" svg:y="2.499cm">
        <draw:text-box>
          <text:p text:style-name="P11"><text:span text:style-name="T2">P. Soc. 13, 14, 15; P. Soc.Com. 6</text:span></text:p>
        </draw:text-box>
      </draw:frame>
      <draw:frame text:anchor-type="page" text:anchor-page-number="239" draw:z-index="262" draw:name="Shape1" draw:style-name="gr1" draw:text-style-name="P12" svg:width="11.69cm" svg:height="0.355cm" svg:x="1.99cm" svg:y="2.499cm">
        <draw:text-box>
          <text:p text:style-name="P11"><text:span text:style-name="T2">P. Sorb. 2; P. Soterichos; P. Sta.Xyla; P. Strasb. 1, 2</text:span></text:p>
        </draw:text-box>
      </draw:frame>
      <draw:frame text:anchor-type="page" text:anchor-page-number="241" draw:z-index="263" draw:name="Shape1" draw:style-name="gr1" draw:text-style-name="P12" svg:width="11.69cm" svg:height="0.355cm" svg:x="1.99cm" svg:y="2.499cm">
        <draw:text-box>
          <text:p text:style-name="P11"><text:span text:style-name="T2">P. Strasb. 5, 6</text:span></text:p>
        </draw:text-box>
      </draw:frame>
      <draw:frame text:anchor-type="page" text:anchor-page-number="243" draw:z-index="264" draw:name="Shape1" draw:style-name="gr1" draw:text-style-name="P12" svg:width="11.69cm" svg:height="0.355cm" svg:x="1.99cm" svg:y="2.499cm">
        <draw:text-box>
          <text:p text:style-name="P11"><text:span text:style-name="T2">P. Strasb. 8, 9; Stud.Pal. 2, 3</text:span></text:p>
        </draw:text-box>
      </draw:frame>
      <draw:frame text:anchor-type="page" text:anchor-page-number="245" draw:z-index="265" draw:name="Shape1" draw:style-name="gr1" draw:text-style-name="P12" svg:width="11.69cm" svg:height="0.355cm" svg:x="1.99cm" svg:y="2.499cm">
        <draw:text-box>
          <text:p text:style-name="P11"><text:span text:style-name="T2">Stud.Pal. 3 (2. Aufl.); Stud.Pal. 5, 8</text:span></text:p>
        </draw:text-box>
      </draw:frame>
      <draw:frame text:anchor-type="page" text:anchor-page-number="247" draw:z-index="266" draw:name="Shape1" draw:style-name="gr1" draw:text-style-name="P12" svg:width="11.69cm" svg:height="0.355cm" svg:x="1.99cm" svg:y="2.499cm">
        <draw:text-box>
          <text:p text:style-name="P11"><text:span text:style-name="T2">Stud.Pal. 10</text:span></text:p>
        </draw:text-box>
      </draw:frame>
      <draw:frame text:anchor-type="page" text:anchor-page-number="249" draw:z-index="267" draw:name="Shape1" draw:style-name="gr1" draw:text-style-name="P12" svg:width="11.69cm" svg:height="0.355cm" svg:x="1.99cm" svg:y="2.499cm">
        <draw:text-box>
          <text:p text:style-name="P11"><text:span text:style-name="T2">Stud.Pal. 10</text:span></text:p>
        </draw:text-box>
      </draw:frame>
      <draw:frame text:anchor-type="page" text:anchor-page-number="251" draw:z-index="268" draw:name="Shape1" draw:style-name="gr1" draw:text-style-name="P12" svg:width="11.69cm" svg:height="0.355cm" svg:x="1.99cm" svg:y="2.499cm">
        <draw:text-box>
          <text:p text:style-name="P11"><text:span text:style-name="T2">Stud.Pal. 10, 20</text:span></text:p>
        </draw:text-box>
      </draw:frame>
      <draw:frame text:anchor-type="page" text:anchor-page-number="253" draw:z-index="269" draw:name="Shape1" draw:style-name="gr1" draw:text-style-name="P12" svg:width="11.69cm" svg:height="0.355cm" svg:x="1.99cm" svg:y="2.499cm">
        <draw:text-box>
          <text:p text:style-name="P11"><text:span text:style-name="T2">Stud.Pal. 20</text:span></text:p>
        </draw:text-box>
      </draw:frame>
      <draw:frame text:anchor-type="page" text:anchor-page-number="255" draw:z-index="270" draw:name="Shape1" draw:style-name="gr1" draw:text-style-name="P12" svg:width="11.69cm" svg:height="0.355cm" svg:x="1.99cm" svg:y="2.499cm">
        <draw:text-box>
          <text:p text:style-name="P11"><text:span text:style-name="T2">Stud.Pal. 22; P. Tebt. 1</text:span></text:p>
        </draw:text-box>
      </draw:frame>
      <draw:frame text:anchor-type="page" text:anchor-page-number="257" draw:z-index="271" draw:name="Shape1" draw:style-name="gr2" draw:text-style-name="P12" svg:width="11.69cm" svg:height="0.361cm" svg:x="1.99cm" svg:y="2.499cm">
        <draw:text-box>
          <text:p text:style-name="P11"><text:span text:style-name="T2">P. Tebt. 3</text:span><text:span text:style-name="T3">1</text:span><text:span text:style-name="T2">, 3</text:span><text:span text:style-name="T3">2</text:span><text:span text:style-name="T2">, 5</text:span></text:p>
        </draw:text-box>
      </draw:frame>
      <draw:frame text:anchor-type="page" text:anchor-page-number="259" draw:z-index="272" draw:name="Shape1" draw:style-name="gr1" draw:text-style-name="P12" svg:width="11.69cm" svg:height="0.355cm" svg:x="1.99cm" svg:y="2.499cm">
        <draw:text-box>
          <text:p text:style-name="P11"><text:span text:style-name="T2">P.U.G. 1, 2, 3; U.P.Z. 1</text:span></text:p>
        </draw:text-box>
      </draw:frame>
      <draw:frame text:anchor-type="page" text:anchor-page-number="261" draw:z-index="273" draw:name="Shape1" draw:style-name="gr1" draw:text-style-name="P12" svg:width="11.69cm" svg:height="0.355cm" svg:x="1.99cm" svg:y="2.499cm">
        <draw:text-box>
          <text:p text:style-name="P11"><text:span text:style-name="T2">P. Vindob.Salomons; P. Vindob.Tandem; P. Wash.Univ. 1</text:span></text:p>
        </draw:text-box>
      </draw:frame>
      <draw:frame text:anchor-type="page" text:anchor-page-number="263" draw:z-index="274" draw:name="Shape1" draw:style-name="gr1" draw:text-style-name="P12" svg:width="11.69cm" svg:height="0.355cm" svg:x="1.99cm" svg:y="2.499cm">
        <draw:text-box>
          <text:p text:style-name="P11"><text:span text:style-name="T2">P. Wash.Univ. 2; Wilcken, Chrest.; P. Wisc. 2</text:span></text:p>
        </draw:text-box>
      </draw:frame>
      <draw:frame text:anchor-type="page" text:anchor-page-number="265" draw:z-index="275" draw:name="Shape1" draw:style-name="gr1" draw:text-style-name="P12" svg:width="11.69cm" svg:height="0.355cm" svg:x="1.99cm" svg:y="2.499cm">
        <draw:text-box>
          <text:p text:style-name="P11"><text:span text:style-name="T2">P. Yale 1, 3; P. Zauzich; O. Aberd.; O. Amst.</text:span></text:p>
        </draw:text-box>
      </draw:frame>
      <draw:frame text:anchor-type="page" text:anchor-page-number="267" draw:z-index="276" draw:name="Shape1" draw:style-name="gr1" draw:text-style-name="P12" svg:width="11.69cm" svg:height="0.355cm" svg:x="1.99cm" svg:y="2.499cm">
        <draw:text-box>
          <text:p text:style-name="P11"><text:span text:style-name="T2">O. Ashm.Shelton</text:span></text:p>
        </draw:text-box>
      </draw:frame>
      <draw:frame text:anchor-type="page" text:anchor-page-number="269" draw:z-index="277" draw:name="Shape1" draw:style-name="gr1" draw:text-style-name="P12" svg:width="11.69cm" svg:height="0.355cm" svg:x="1.99cm" svg:y="2.499cm">
        <draw:text-box>
          <text:p text:style-name="P11"><text:span text:style-name="T2">O. Bawit IFAO; O. Berenike 1</text:span></text:p>
        </draw:text-box>
      </draw:frame>
      <draw:frame text:anchor-type="page" text:anchor-page-number="271" draw:z-index="278" draw:name="Shape1" draw:style-name="gr1" draw:text-style-name="P12" svg:width="11.69cm" svg:height="0.355cm" svg:x="1.99cm" svg:y="2.499cm">
        <draw:text-box>
          <text:p text:style-name="P11"><text:span text:style-name="T2">O. Claud. 1, 2</text:span></text:p>
        </draw:text-box>
      </draw:frame>
      <draw:frame text:anchor-type="page" text:anchor-page-number="273" draw:z-index="279" draw:name="Shape1" draw:style-name="gr1" draw:text-style-name="P12" svg:width="11.69cm" svg:height="0.355cm" svg:x="1.99cm" svg:y="2.499cm">
        <draw:text-box>
          <text:p text:style-name="P11"><text:span text:style-name="T2">O. Douch 5; O. Edfou 1, 2, 3; O. Eleph.D.A.I.K.</text:span></text:p>
        </draw:text-box>
      </draw:frame>
      <draw:frame text:anchor-type="page" text:anchor-page-number="275" draw:z-index="280" draw:name="Shape1" draw:style-name="gr1" draw:text-style-name="P12" svg:width="11.69cm" svg:height="0.355cm" svg:x="1.99cm" svg:y="2.499cm">
        <draw:text-box>
          <text:p text:style-name="P11"><text:span text:style-name="T2">O. Heid.; O. Kellis</text:span></text:p>
        </draw:text-box>
      </draw:frame>
      <draw:frame text:anchor-type="page" text:anchor-page-number="277" draw:z-index="281" draw:name="Shape1" draw:style-name="gr1" draw:text-style-name="P12" svg:width="11.69cm" svg:height="0.355cm" svg:x="1.99cm" svg:y="2.499cm">
        <draw:text-box>
          <text:p text:style-name="P11"><text:span text:style-name="T2">O. Leid.</text:span></text:p>
        </draw:text-box>
      </draw:frame>
      <draw:frame text:anchor-type="page" text:anchor-page-number="279" draw:z-index="282" draw:name="Shape1" draw:style-name="gr1" draw:text-style-name="P12" svg:width="11.69cm" svg:height="0.355cm" svg:x="1.99cm" svg:y="2.499cm">
        <draw:text-box>
          <text:p text:style-name="P11"><text:span text:style-name="T2">O. Lund.; O. Meyer; O. Mich. 1; O. Gr.Narmuthis 1</text:span></text:p>
        </draw:text-box>
      </draw:frame>
      <draw:frame text:anchor-type="page" text:anchor-page-number="281" draw:z-index="283" draw:name="Shape1" draw:style-name="gr1" draw:text-style-name="P12" svg:width="11.69cm" svg:height="0.355cm" svg:x="1.99cm" svg:y="2.499cm">
        <draw:text-box>
          <text:p text:style-name="P11"><text:span text:style-name="T2">O. Strasb.</text:span></text:p>
        </draw:text-box>
      </draw:frame>
      <draw:frame text:anchor-type="page" text:anchor-page-number="283" draw:z-index="284" draw:name="Shape1" draw:style-name="gr1" draw:text-style-name="P12" svg:width="11.69cm" svg:height="0.355cm" svg:x="1.99cm" svg:y="2.499cm">
        <draw:text-box>
          <text:p text:style-name="P11"><text:span text:style-name="T2">O. Tait 1</text:span></text:p>
        </draw:text-box>
      </draw:frame>
      <draw:frame text:anchor-type="page" text:anchor-page-number="285" draw:z-index="285" draw:name="Shape1" draw:style-name="gr1" draw:text-style-name="P12" svg:width="11.69cm" svg:height="0.355cm" svg:x="1.99cm" svg:y="2.499cm">
        <draw:text-box>
          <text:p text:style-name="P11"><text:span text:style-name="T2">O. Tait 1, 2</text:span></text:p>
        </draw:text-box>
      </draw:frame>
      <draw:frame text:anchor-type="page" text:anchor-page-number="287" draw:z-index="286" draw:name="Shape1" draw:style-name="gr1" draw:text-style-name="P12" svg:width="11.69cm" svg:height="0.355cm" svg:x="1.99cm" svg:y="2.499cm">
        <draw:text-box>
          <text:p text:style-name="P11"><text:span text:style-name="T2">O. Tait 2, 3; O. Theb.; O. Wilb.-Brk.</text:span></text:p>
        </draw:text-box>
      </draw:frame>
      <draw:frame text:anchor-type="page" text:anchor-page-number="289" draw:z-index="287" draw:name="Shape1" draw:style-name="gr1" draw:text-style-name="P12" svg:width="11.69cm" svg:height="0.355cm" svg:x="1.99cm" svg:y="2.499cm">
        <draw:text-box>
          <text:p text:style-name="P11"><text:span text:style-name="T2">O. Wilcken 2</text:span></text:p>
        </draw:text-box>
      </draw:frame>
      <draw:frame text:anchor-type="page" text:anchor-page-number="291" draw:z-index="288" draw:name="Shape1" draw:style-name="gr1" draw:text-style-name="P12" svg:width="11.69cm" svg:height="0.355cm" svg:x="1.99cm" svg:y="2.499cm">
        <draw:text-box>
          <text:p text:style-name="P11"><text:span text:style-name="T2">O. Wilcken 2; Tavolette Varie</text:span></text:p>
        </draw:text-box>
      </draw:fram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FAO-Grec Unicode" svg:font-family="'IFAO-Grec Unicode'" style:font-adornments="Regular" style:font-pitch="variable"/>
    <style:font-face style:name="Liberation Serif1" svg:font-family="'Liberation Serif'" style:font-pitch="variable"/>
    <style:font-face style:name="Times2" svg:font-family="Times" style:font-pitch="variable"/>
    <style:font-face style:name="Times1" svg:font-family="Times" style:font-adornments="Bold" style:font-pitch="variable"/>
    <style:font-face style:name="Times" svg:font-family="Time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padding="0cm" fo:border="none" style:shadow="none" text:number-lines="false" text:line-number="0" style:writing-mode="page"/>
      <style:text-properties style:font-name="Times" fo:font-family="Times" style:font-style-name="Regular" style:font-pitch="variable" fo:font-size="8pt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101cm" loext:contextual-spacing="false" fo:text-align="end" style:justify-single-word="false" style:page-number="auto" style:writing-mode="page"/>
      <style:text-properties style:font-name="Times1" fo:font-family="Times" style:font-style-name="Bold" style:font-pitch="variable" fo:font-size="10pt" fo:language="zxx" fo:country="none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lTableContentCorrection" style:family="paragraph" style:parent-style-name="Table_20_Contents" style:master-page-name="">
      <style:paragraph-properties fo:margin-left="0.4cm" fo:margin-right="0cm" fo:line-height="0.42cm" fo:text-align="justify" style:justify-single-word="false" fo:text-indent="-0.4cm" style:auto-text-indent="false" style:page-number="auto" fo:padding="0cm" fo:border="none" style:shadow="none" style:writing-mode="page">
        <style:tab-stops/>
      </style:paragraph-properties>
      <style:text-properties style:font-name="IFAO-Grec Unicode" fo:font-family="'IFAO-Grec Unicode'" style:font-style-name="Regular" style:font-pitch="variable" fo:font-size="10pt" fo:language="zxx" fo:country="none" officeooo:rsid="00142f81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blFooter" style:family="paragraph" style:parent-style-name="Footer">
      <style:paragraph-properties fo:text-align="center" style:justify-single-word="false" style:writing-mode="page"/>
      <style:text-properties style:font-name="Times" fo:font-family="Times" style:font-style-name="Regular" style:font-pitch="variable" fo:font-size="10pt" fo:language="zxx" fo:country="none" style:font-size-asian="10.5pt"/>
    </style:style>
    <style:style style:name="blh3" style:family="paragraph" style:parent-style-name="Heading_20_3" style:default-outline-level="" style:list-style-name="">
      <style:paragraph-properties fo:margin-top="0.199cm" fo:margin-bottom="0.199cm" loext:contextual-spacing="false" fo:text-align="end" style:justify-single-word="false" style:writing-mode="page"/>
      <style:text-properties style:font-name="Times1" fo:font-family="Times" style:font-style-name="Bold" style:font-pitch="variable" fo:font-size="10pt" fo:language="zxx" fo:country="none"/>
    </style:style>
    <style:style style:name="blTableContentNumber" style:family="paragraph" style:parent-style-name="blTableContentCorrection">
      <style:paragraph-properties fo:margin-left="0cm" fo:margin-right="0cm" fo:text-indent="0cm" style:auto-text-indent="false" style:writing-mode="page"/>
      <style:text-properties fo:font-weight="bold" style:font-size-asian="10.5pt"/>
    </style:style>
    <style:style style:name="blTableContentLine" style:family="paragraph" style:parent-style-name="blTableContentNumber">
      <style:paragraph-properties fo:margin-left="0cm" fo:margin-right="0.049cm" fo:text-align="end" style:justify-single-word="false" fo:text-indent="0cm" style:auto-text-indent="false" style:writing-mode="page"/>
      <style:text-properties fo:font-weight="normal" style:font-size-asian="10.5pt"/>
    </style:style>
    <style:style style:name="blHeader" style:family="paragraph" style:parent-style-name="Header">
      <style:paragraph-properties fo:text-align="end" style:justify-single-word="false" style:shadow="none" style:writing-mode="page"/>
      <style:text-properties style:font-name="Times1" fo:font-family="Times" style:font-style-name="Bold" style:font-pitch="variable" fo:font-size="10pt" fo:language="zxx" fo:country="none" fo:font-weight="bold" officeooo:rsid="00198d4d" style:font-size-asian="10.5pt"/>
    </style:style>
    <style:style style:name="blTableHeadingNumber" style:family="paragraph" style:parent-style-name="Table_20_Heading">
      <style:paragraph-properties fo:text-align="start" style:justify-single-word="false" style:writing-mode="page"/>
      <style:text-properties style:font-size-asian="10.5pt"/>
    </style:style>
    <style:style style:name="blTableHeadingLine" style:family="paragraph" style:parent-style-name="blTableHeadingNumber">
      <style:paragraph-properties fo:text-align="end" style:justify-single-word="false" style:writing-mode="page"/>
      <style:text-properties style:font-size-asian="10.5pt"/>
    </style:style>
    <style:style style:name="blTableContentAllgemeines" style:family="paragraph" style:parent-style-name="blTableContentLine">
      <style:paragraph-properties style:writing-mode="page"/>
      <style:text-properties officeooo:rsid="003753bb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lTableContentPage" style:family="paragraph" style:parent-style-name="blTableContentNumber">
      <style:paragraph-properties style:writing-mode="page"/>
      <style:text-properties fo:font-weight="normal" officeooo:rsid="0060beb5" style:font-size-asian="10.5pt"/>
    </style:style>
    <style:style style:name="blTableHeadingCorrection" style:family="paragraph" style:parent-style-name="blTableHeadingLine">
      <style:paragraph-properties style:writing-mode="page"/>
    </style:style>
    <style:style style:name="blTableHeadingPage" style:family="paragraph" style:parent-style-name="blTableHeadingNumb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blPublication" style:family="paragraph" style:parent-style-name="Heading_20_1" style:default-outline-level="" style:list-style-name=""/>
    <style:style style:name="blPublicationAfterInterspersedHeader" style:family="paragraph" style:parent-style-name="blPublication" style:default-outline-level="1" style:list-style-name="">
      <style:paragraph-properties fo:margin-top="0cm" fo:margin-bottom="0.099cm" loext:contextual-spacing="false" style:writing-mode="page"/>
    </style:style>
    <style:style style:name="blTableInformationInterspersed" style:family="paragraph" style:parent-style-name="Standard" style:next-style-name="blPublicationAfterInterspersedHeader">
      <style:paragraph-properties fo:margin-top="0.275cm" fo:margin-bottom="0cm" loext:contextual-spacing="false" style:writing-mode="page"/>
      <style:text-properties style:font-name="Times" fo:font-family="Times" style:font-style-name="Regular" style:font-pitch="variable" fo:font-size="8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1cm" fo:margin-bottom="1cm" loext:contextual-spacing="false" fo:text-align="center" style:justify-single-word="false" fo:text-indent="0cm" style:auto-text-indent="false" text:number-lines="false" text:line-number="0" style:writing-mode="pag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1.7cm" style:type="right" style:leader-style="dotted" style:leader-text="."/>
        </style:tab-stops>
      </style:paragraph-properties>
      <style:text-properties style:font-name="Times" fo:font-family="Times" style:font-style-name="Regular" style:font-pitch="variable" fo:font-size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1.201cm" style:type="right" style:leader-style="dotted" style:leader-text="."/>
        </style:tab-stops>
      </style:paragraph-properties>
      <style:text-properties style:font-name="Times" fo:font-family="Times" style:font-style-name="Regular" style:font-pitch="variable" fo:font-size="10pt"/>
    </style:style>
    <style:style style:name="blHeaderIndexLeft" style:family="paragraph" style:parent-style-name="Header">
      <style:paragraph-properties fo:margin-top="0cm" fo:margin-bottom="0.4cm" loext:contextual-spacing="false" style:writing-mode="page"/>
      <style:text-properties style:font-name="Times" fo:font-family="Times" style:font-style-name="Regular" style:font-pitch="variable" fo:font-size="10pt" fo:font-weight="bold" officeooo:rsid="01a6da59" style:font-size-asian="10.5pt"/>
    </style:style>
    <style:style style:name="blHeaderIndexRight" style:family="paragraph" style:parent-style-name="blHeaderIndexLeft">
      <style:paragraph-properties fo:margin-top="0cm" fo:margin-bottom="0.4cm" loext:contextual-spacing="false" fo:text-align="end" style:justify-single-word="false" style:writing-mode="page"/>
      <style:text-properties style:font-size-asian="10.5pt"/>
    </style:style>
    <style:style style:name="blIndexPage" style:family="paragraph" style:parent-style-name="Standard">
      <style:paragraph-properties style:writing-mode="page"/>
      <style:text-properties style:font-name="Times" fo:font-family="Times" style:font-style-name="Regular" style:font-pitch="variable" fo:font-size="10pt" style:font-size-asian="10.5pt"/>
    </style:style>
    <style:style style:name="blHeaderTableColumn" style:family="text">
      <style:text-properties style:text-position="0% 100%" style:font-name="Times1" fo:font-family="Times" style:font-style-name="Bold" style:font-pitch="variable" fo:font-size="8pt" fo:language="zxx" fo:country="none" fo:font-weight="normal" officeooo:rsid="009a8d7d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lHeader">
      <style:paragraph-properties fo:text-align="start" style:justify-single-word="false">
        <style:tab-stops>
          <style:tab-stop style:position="0.099cm"/>
          <style:tab-stop style:position="2.898cm" style:type="right"/>
          <style:tab-stop style:position="11.7cm" style:type="right"/>
        </style:tab-stops>
      </style:paragraph-properties>
      <style:text-properties officeooo:paragraph-rsid="0125962e"/>
    </style:style>
    <style:style style:name="MP2" style:family="paragraph" style:parent-style-name="blFooter">
      <style:paragraph-properties fo:text-align="center" style:justify-single-word="false"/>
    </style:style>
    <style:style style:name="MP3" style:family="paragraph" style:parent-style-name="blHeader">
      <style:paragraph-properties fo:text-align="start" style:justify-single-word="false">
        <style:tab-stops>
          <style:tab-stop style:position="0.099cm"/>
          <style:tab-stop style:position="2.898cm" style:type="right"/>
          <style:tab-stop style:position="11.7cm" style:type="right"/>
        </style:tab-stops>
      </style:paragraph-properties>
      <style:text-properties officeooo:paragraph-rsid="0122dd3f"/>
    </style:style>
    <style:style style:name="MP4" style:family="paragraph" style:parent-style-name="blHeader">
      <style:paragraph-properties fo:text-align="start" style:justify-single-word="false">
        <style:tab-stops>
          <style:tab-stop style:position="1.423cm"/>
          <style:tab-stop style:position="3.928cm" style:type="right"/>
          <style:tab-stop style:position="11.7cm" style:type="right"/>
        </style:tab-stops>
      </style:paragraph-properties>
      <style:text-properties officeooo:paragraph-rsid="0125962e"/>
    </style:style>
    <style:style style:name="MP5" style:family="paragraph" style:parent-style-name="blHeader">
      <style:paragraph-properties fo:text-align="start" style:justify-single-word="false">
        <style:tab-stops>
          <style:tab-stop style:position="1.423cm"/>
          <style:tab-stop style:position="3.928cm" style:type="right"/>
          <style:tab-stop style:position="11.7cm" style:type="right"/>
        </style:tab-stops>
      </style:paragraph-properties>
      <style:text-properties officeooo:paragraph-rsid="0122dd3f"/>
    </style:style>
    <style:style style:name="MP6" style:family="paragraph" style:parent-style-name="blIndexPage">
      <style:paragraph-properties>
        <style:tab-stops>
          <style:tab-stop style:position="5.544cm" style:type="right"/>
          <style:tab-stop style:position="11.998cm" style:type="right"/>
        </style:tab-stops>
      </style:paragraph-properties>
    </style:style>
    <style:style style:name="MP7" style:family="paragraph" style:parent-style-name="blHeaderIndexRight">
      <style:text-properties officeooo:paragraph-rsid="01b25a35"/>
    </style:style>
    <style:style style:name="MP8" style:family="paragraph" style:parent-style-name="blIndexPage">
      <style:paragraph-properties>
        <style:tab-stops>
          <style:tab-stop style:position="5.544cm" style:type="right"/>
          <style:tab-stop style:position="11.998cm" style:type="right"/>
        </style:tab-stops>
      </style:paragraph-properties>
      <style:text-properties officeooo:paragraph-rsid="01b047ea"/>
    </style:style>
    <style:style style:name="MT1" style:family="text"/>
    <style:style style:name="MT2" style:family="text">
      <style:text-properties officeooo:rsid="01aff0ee"/>
    </style:style>
    <style:page-layout style:name="Mpm1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style:dynamic-spacing="false" draw:fill="none" draw:fill-color="#729fcf"/>
      </style:footer-style>
    </style:page-layout>
    <style:page-layout style:name="Mpm7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style:dynamic-spacing="false" draw:fill="none" draw:fill-color="#729fcf"/>
      </style:footer-style>
    </style:page-layout>
    <style:page-layout style:name="Mpm8">
      <style:page-layout-properties fo:page-width="16cm" fo:page-height="23.999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9">
      <style:page-layout-properties fo:page-width="16cm" fo:page-height="23.999cm" style:num-format="I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16cm" fo:page-height="23.999cm" style:num-format="I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bl_5f_PageRight" style:display-name="bl_PageRight" style:page-layout-name="Mpm2" style:next-style-name="bl_5f_PageLeft">
      <style:header>
        <text:p text:style-name="blHeader"/>
        <text:p text:style-name="MP1"><text:span text:style-name="blHeaderTableColumn"><text:tab/>Nr.<text:tab/>Zeile</text:span></text:p>
      </style:header>
      <style:footer>
        <text:p text:style-name="MP2">– <text:page-number text:select-page="current">161</text:page-number> –</text:p>
      </style:footer>
    </style:master-page>
    <style:master-page style:name="bl_5f_PageLeft" style:display-name="bl_PageLeft" style:page-layout-name="Mpm3" style:next-style-name="bl_5f_PageRight">
      <style:header>
        <text:p text:style-name="blHeader"/>
        <text:p text:style-name="MP3"><text:span text:style-name="blHeaderTableColumn"><text:tab/>Nr.<text:tab/>Zeile</text:span></text:p>
      </style:header>
      <style:footer>
        <text:p text:style-name="MP2">– <text:page-number text:select-page="current">160</text:page-number> –</text:p>
      </style:footer>
    </style:master-page>
    <style:master-page style:name="bl_5f_PageFirst" style:display-name="bl_PageFirst" style:page-layout-name="Mpm4" style:next-style-name="bl_5f_PageSecond">
      <style:footer>
        <text:p text:style-name="MP2">– <text:page-number text:select-page="current">1</text:page-number> –</text:p>
      </style:footer>
    </style:master-page>
    <style:master-page style:name="bl_5f_PageSecond" style:display-name="bl_PageSecond" style:page-layout-name="Mpm5" style:next-style-name="bl_5f_PageRight">
      <style:header>
        <text:p text:style-name="blHeader"/>
      </style:header>
      <style:footer>
        <text:p text:style-name="MP2">– <text:page-number text:select-page="current">2</text:page-number> –</text:p>
      </style:footer>
    </style:master-page>
    <style:master-page style:name="bl_5f_PageRightSpecial" style:display-name="bl_PageRightSpecial" style:page-layout-name="Mpm6" style:next-style-name="bl_5f_PageLeftSpecial">
      <style:header>
        <text:p text:style-name="blHeader"/>
        <text:p text:style-name="MP4"><text:span text:style-name="blHeaderTableColumn"><text:tab/>Nr.<text:tab/>Zeile</text:span></text:p>
      </style:header>
      <style:footer>
        <text:p text:style-name="MP2">– <text:page-number text:select-page="current">125</text:page-number> –</text:p>
      </style:footer>
    </style:master-page>
    <style:master-page style:name="bl_5f_PageLeftSpecial" style:display-name="bl_PageLeftSpecial" style:page-layout-name="Mpm7" style:next-style-name="bl_5f_PageRightSpecial">
      <style:header>
        <text:p text:style-name="blHeader"/>
        <text:p text:style-name="MP5"><text:span text:style-name="blHeaderTableColumn"><text:tab/>Nr.<text:tab/>Zeile</text:span></text:p>
      </style:header>
      <style:footer>
        <text:p text:style-name="MP2">– <text:page-number text:select-page="current">124</text:page-number> –</text:p>
      </style:footer>
    </style:master-page>
    <style:master-page style:name="Index" style:page-layout-name="Mpm8" style:next-style-name="blPageIndexLeft">
      <style:footer>
        <text:p text:style-name="blFooter">– <text:page-number text:select-page="current">7</text:page-number> –</text:p>
      </style:footer>
    </style:master-page>
    <style:master-page style:name="blPageIndexLeft" style:page-layout-name="Mpm9" style:next-style-name="blPageIndexRight">
      <style:header>
        <text:p text:style-name="blHeaderIndexLeft">Inhaltsverzeichnis</text:p>
        <text:p text:style-name="MP6"><text:tab/><text:span text:style-name="MT2">Seite<text:tab/>Seite</text:span></text:p>
      </style:header>
      <style:footer>
        <text:p text:style-name="blFooter">– <text:page-number text:select-page="current">10</text:page-number> –</text:p>
      </style:footer>
    </style:master-page>
    <style:master-page style:name="blPageIndexRight" style:page-layout-name="Mpm9" style:next-style-name="blPageIndexLeft">
      <style:header>
        <text:p text:style-name="MP7">Inhaltsverzeichnis</text:p>
        <text:p text:style-name="MP8"><text:tab/><text:span text:style-name="MT2">Seite<text:tab/>Seite</text:span></text:p>
      </style:header>
      <style:footer>
        <text:p text:style-name="blFooter">– <text:page-number text:select-page="current">11</text:page-number> –</text:p>
      </style:footer>
    </style:master-page>
    <style:master-page style:name="blPageIndexFirst" style:page-layout-name="Mpm10" style:next-style-name="blPageIndexLeft">
      <style:footer>
        <text:p text:style-name="blFooter">– <text:page-number text:select-page="current">0</text:page-number> –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or Oké</meta:initial-creator>
    <meta:creation-date>2017-05-31T12:20:05.862677000</meta:creation-date>
    <dc:date>2017-07-19T14:36:17.591801000</dc:date>
    <dc:creator>Elor Oké</dc:creator>
    <meta:editing-duration>P1DT7H51M19S</meta:editing-duration>
    <meta:editing-cycles>311</meta:editing-cycles>
    <meta:generator>LibreOffice/5.2.3.3$MacOSX_X86_64 LibreOffice_project/d54a8868f08a7b39642414cf2c8ef2f228f780cf</meta:generator>
    <meta:document-statistic meta:table-count="0" meta:image-count="0" meta:object-count="0" meta:page-count="291" meta:paragraph-count="18" meta:word-count="24" meta:character-count="161" meta:non-whitespace-character-count="129"/>
  </office:meta>
</office:document-meta>
</file>